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2.7+273" office:value-type="float" office:value="295.7" calcext:value-type="float">
            <text:p>295.7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61724710075273" calcext:value-type="float">
            <text:p>0.86172471007527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5019200143375" calcext:value-type="float">
            <text:p>0.007501920014338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 table:number-columns-repeated="11"/>
        </table:table-row>
        <table:table-row table:style-name="ro1">
          <table:table-cell office:value-type="time" office:time-value="PT15H30M08.089S" calcext:value-type="time">
            <text:p>15:30:08.09</text:p>
          </table:table-cell>
          <table:table-cell office:value-type="float" office:value="0" calcext:value-type="float">
            <text:p>0</text:p>
          </table:table-cell>
          <table:table-cell office:value-type="float" office:value="0.00000005032251" calcext:value-type="float">
            <text:p>5.03E-08</text:p>
          </table:table-cell>
          <table:table-cell table:formula="of:=[.C4]*10^9" office:value-type="float" office:value="50.32251" calcext:value-type="float">
            <text:p>50.32251</text:p>
          </table:table-cell>
          <table:table-cell table:formula="of:=[.$N$1]*[.D4]" office:value-type="float" office:value="43.36415034001" calcext:value-type="float">
            <text:p>43.36415034001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</text:p>
          </table:table-cell>
        </table:table-row>
        <table:table-row table:style-name="ro1">
          <table:table-cell office:value-type="time" office:time-value="PT15H30M08.459S" calcext:value-type="time">
            <text:p>15:30:08.46</text:p>
          </table:table-cell>
          <table:table-cell office:value-type="float" office:value="0" calcext:value-type="float">
            <text:p>0</text:p>
          </table:table-cell>
          <table:table-cell office:value-type="float" office:value="0.00000004818285" calcext:value-type="float">
            <text:p>4.82E-08</text:p>
          </table:table-cell>
          <table:table-cell table:formula="of:=[.C5]*10^9" office:value-type="float" office:value="48.18285" calcext:value-type="float">
            <text:p>48.18285</text:p>
          </table:table-cell>
          <table:table-cell table:formula="of:=[.$N$1]*[.D5]" office:value-type="float" office:value="41.5203524468504" calcext:value-type="float">
            <text:p>41.5203524468504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41.6992964766952" calcext:value-type="float">
            <text:p>41.6992964766952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1.34017138241153" calcext:value-type="float">
            <text:p>1.34017138241153</text:p>
          </table:table-cell>
          <table:table-cell/>
          <table:table-cell table:formula="of:=(MAX([.E4:.E8])-MIN([.E4:.E8]))/2" office:value-type="float" office:value="1.51225792820529" calcext:value-type="float">
            <text:p>1.51225792820529</text:p>
          </table:table-cell>
          <table:table-cell table:number-columns-repeated="4"/>
        </table:table-row>
        <table:table-row table:style-name="ro1">
          <table:table-cell office:value-type="time" office:time-value="PT15H30M08.835S" calcext:value-type="time">
            <text:p>15:30:08.84</text:p>
          </table:table-cell>
          <table:table-cell office:value-type="float" office:value="0" calcext:value-type="float">
            <text:p>0</text:p>
          </table:table-cell>
          <table:table-cell office:value-type="float" office:value="0.00000004849637" calcext:value-type="float">
            <text:p>4.85E-08</text:p>
          </table:table-cell>
          <table:table-cell table:formula="of:=[.C6]*10^9" office:value-type="float" office:value="48.49637" calcext:value-type="float">
            <text:p>48.49637</text:p>
          </table:table-cell>
          <table:table-cell table:formula="of:=[.$N$1]*[.D6]" office:value-type="float" office:value="41.7905203779532" calcext:value-type="float">
            <text:p>41.7905203779532</text:p>
          </table:table-cell>
          <table:table-cell table:number-columns-repeated="11"/>
        </table:table-row>
        <table:table-row table:style-name="ro1">
          <table:table-cell office:value-type="time" office:time-value="PT15H30M09.21S" calcext:value-type="time">
            <text:p>15:30:09.21</text:p>
          </table:table-cell>
          <table:table-cell office:value-type="float" office:value="0" calcext:value-type="float">
            <text:p>0</text:p>
          </table:table-cell>
          <table:table-cell office:value-type="float" office:value="0.00000004813814" calcext:value-type="float">
            <text:p>4.81E-08</text:p>
          </table:table-cell>
          <table:table-cell table:formula="of:=[.C7]*10^9" office:value-type="float" office:value="48.13814" calcext:value-type="float">
            <text:p>48.13814</text:p>
          </table:table-cell>
          <table:table-cell table:formula="of:=[.$N$1]*[.D7]" office:value-type="float" office:value="41.4818247350629" calcext:value-type="float">
            <text:p>41.4818247350629</text:p>
          </table:table-cell>
          <table:table-cell table:number-columns-repeated="11"/>
        </table:table-row>
        <table:table-row table:style-name="ro1">
          <table:table-cell office:value-type="time" office:time-value="PT15H30M09.578S" calcext:value-type="time">
            <text:p>15:30:09.58</text:p>
          </table:table-cell>
          <table:table-cell office:value-type="float" office:value="0" calcext:value-type="float">
            <text:p>0</text:p>
          </table:table-cell>
          <table:table-cell office:value-type="float" office:value="0.00000004681267" calcext:value-type="float">
            <text:p>4.68E-08</text:p>
          </table:table-cell>
          <table:table-cell table:formula="of:=[.C8]*10^9" office:value-type="float" office:value="46.81267" calcext:value-type="float">
            <text:p>46.81267</text:p>
          </table:table-cell>
          <table:table-cell table:formula="of:=[.$N$1]*[.D8]" office:value-type="float" office:value="40.3396344835994" calcext:value-type="float">
            <text:p>40.3396344835994</text:p>
          </table:table-cell>
          <table:table-cell table:number-columns-repeated="11"/>
        </table:table-row>
        <table:table-row table:style-name="ro1">
          <table:table-cell office:value-type="time" office:time-value="PT15H30M09.954S" calcext:value-type="time">
            <text:p>15:30:09.95</text:p>
          </table:table-cell>
          <table:table-cell office:value-type="float" office:value="-5" calcext:value-type="float">
            <text:p>-5</text:p>
          </table:table-cell>
          <table:table-cell office:value-type="float" office:value="-0.0000001462245" calcext:value-type="float">
            <text:p>-1.46E-07</text:p>
          </table:table-cell>
          <table:table-cell table:formula="of:=[.C9]*10^9" office:value-type="float" office:value="-146.2245" calcext:value-type="float">
            <text:p>-146.2245</text:p>
          </table:table-cell>
          <table:table-cell table:formula="of:=[.$N$1]*[.D9]" office:value-type="float" office:value="-126.005264868402" calcext:value-type="float">
            <text:p>-126.005264868402</text:p>
          </table:table-cell>
          <table:table-cell table:number-columns-repeated="11"/>
        </table:table-row>
        <table:table-row table:style-name="ro1">
          <table:table-cell office:value-type="time" office:time-value="PT15H30M10.329S" calcext:value-type="time">
            <text:p>15:30:10.33</text:p>
          </table:table-cell>
          <table:table-cell office:value-type="float" office:value="-5" calcext:value-type="float">
            <text:p>-5</text:p>
          </table:table-cell>
          <table:table-cell office:value-type="float" office:value="-0.0000001459754" calcext:value-type="float">
            <text:p>-1.46E-07</text:p>
          </table:table-cell>
          <table:table-cell table:formula="of:=[.C10]*10^9" office:value-type="float" office:value="-145.9754" calcext:value-type="float">
            <text:p>-145.9754</text:p>
          </table:table-cell>
          <table:table-cell table:formula="of:=[.$N$1]*[.D10]" office:value-type="float" office:value="-125.790609243122" calcext:value-type="float">
            <text:p>-125.790609243122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125.868026591075" calcext:value-type="float">
            <text:p>-125.868026591075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949472445804345" calcext:value-type="float">
            <text:p>0.949472445804345</text:p>
          </table:table-cell>
          <table:table-cell/>
          <table:table-cell table:formula="of:=(MAX([.E9:.E13])-MIN([.E9:.E13]))/2" office:value-type="float" office:value="0.115384938679064" calcext:value-type="float">
            <text:p>0.115384938679064</text:p>
          </table:table-cell>
          <table:table-cell table:number-columns-repeated="4"/>
        </table:table-row>
        <table:table-row table:style-name="ro1">
          <table:table-cell office:value-type="time" office:time-value="PT15H30M10.706S" calcext:value-type="time">
            <text:p>15:30:10.71</text:p>
          </table:table-cell>
          <table:table-cell office:value-type="float" office:value="-5" calcext:value-type="float">
            <text:p>-5</text:p>
          </table:table-cell>
          <table:table-cell office:value-type="float" office:value="-0.0000001459567" calcext:value-type="float">
            <text:p>-1.46E-07</text:p>
          </table:table-cell>
          <table:table-cell table:formula="of:=[.C11]*10^9" office:value-type="float" office:value="-145.9567" calcext:value-type="float">
            <text:p>-145.9567</text:p>
          </table:table-cell>
          <table:table-cell table:formula="of:=[.$N$1]*[.D11]" office:value-type="float" office:value="-125.774494991044" calcext:value-type="float">
            <text:p>-125.774494991044</text:p>
          </table:table-cell>
          <table:table-cell table:number-columns-repeated="11"/>
        </table:table-row>
        <table:table-row table:style-name="ro1">
          <table:table-cell office:value-type="time" office:time-value="PT15H30M11.09S" calcext:value-type="time">
            <text:p>15:30:11.09</text:p>
          </table:table-cell>
          <table:table-cell office:value-type="float" office:value="-5" calcext:value-type="float">
            <text:p>-5</text:p>
          </table:table-cell>
          <table:table-cell office:value-type="float" office:value="-0.0000001459864" calcext:value-type="float">
            <text:p>-1.46E-07</text:p>
          </table:table-cell>
          <table:table-cell table:formula="of:=[.C12]*10^9" office:value-type="float" office:value="-145.9864" calcext:value-type="float">
            <text:p>-145.9864</text:p>
          </table:table-cell>
          <table:table-cell table:formula="of:=[.$N$1]*[.D12]" office:value-type="float" office:value="-125.800088214933" calcext:value-type="float">
            <text:p>-125.800088214933</text:p>
          </table:table-cell>
          <table:table-cell table:number-columns-repeated="11"/>
        </table:table-row>
        <table:table-row table:style-name="ro1">
          <table:table-cell office:value-type="time" office:time-value="PT15H30M11.473S" calcext:value-type="time">
            <text:p>15:30:11.47</text:p>
          </table:table-cell>
          <table:table-cell office:value-type="float" office:value="-5" calcext:value-type="float">
            <text:p>-5</text:p>
          </table:table-cell>
          <table:table-cell office:value-type="float" office:value="-0.0000001461832" calcext:value-type="float">
            <text:p>-1.46E-07</text:p>
          </table:table-cell>
          <table:table-cell table:formula="of:=[.C13]*10^9" office:value-type="float" office:value="-146.1832" calcext:value-type="float">
            <text:p>-146.1832</text:p>
          </table:table-cell>
          <table:table-cell table:formula="of:=[.$N$1]*[.D13]" office:value-type="float" office:value="-125.969675637876" calcext:value-type="float">
            <text:p>-125.969675637876</text:p>
          </table:table-cell>
          <table:table-cell table:number-columns-repeated="11"/>
        </table:table-row>
        <table:table-row table:style-name="ro1">
          <table:table-cell office:value-type="time" office:time-value="PT15H30M11.857S" calcext:value-type="time">
            <text:p>15:30:11.86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2001224" calcext:value-type="float">
            <text:p>-2.00E-07</text:p>
          </table:table-cell>
          <table:table-cell table:formula="of:=[.C14]*10^9" office:value-type="float" office:value="-200.1224" calcext:value-type="float">
            <text:p>-200.1224</text:p>
          </table:table-cell>
          <table:table-cell table:formula="of:=[.$N$1]*[.D14]" office:value-type="float" office:value="-172.450417119568" calcext:value-type="float">
            <text:p>-172.450417119568</text:p>
          </table:table-cell>
          <table:table-cell table:number-columns-repeated="11"/>
        </table:table-row>
        <table:table-row table:style-name="ro1">
          <table:table-cell office:value-type="time" office:time-value="PT15H30M12.232S" calcext:value-type="time">
            <text:p>15:30:12.23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1997833" calcext:value-type="float">
            <text:p>-2.00E-07</text:p>
          </table:table-cell>
          <table:table-cell table:formula="of:=[.C15]*10^9" office:value-type="float" office:value="-199.7833" calcext:value-type="float">
            <text:p>-199.7833</text:p>
          </table:table-cell>
          <table:table-cell table:formula="of:=[.$N$1]*[.D15]" office:value-type="float" office:value="-172.158206270381" calcext:value-type="float">
            <text:p>-172.158206270381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172.275331892975" calcext:value-type="float">
            <text:p>-172.275331892975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1.29851387351102" calcext:value-type="float">
            <text:p>1.29851387351102</text:p>
          </table:table-cell>
          <table:table-cell/>
          <table:table-cell table:formula="of:=(MAX([.E14:.E18])-MIN([.E14:.E18]))/2" office:value-type="float" office:value="0.146105424593259" calcext:value-type="float">
            <text:p>0.146105424593259</text:p>
          </table:table-cell>
          <table:table-cell table:number-columns-repeated="4"/>
        </table:table-row>
        <table:table-row table:style-name="ro1">
          <table:table-cell office:value-type="time" office:time-value="PT15H30M12.609S" calcext:value-type="time">
            <text:p>15:30:12.61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1998536" calcext:value-type="float">
            <text:p>-2.00E-07</text:p>
          </table:table-cell>
          <table:table-cell table:formula="of:=[.C16]*10^9" office:value-type="float" office:value="-199.8536" calcext:value-type="float">
            <text:p>-199.8536</text:p>
          </table:table-cell>
          <table:table-cell table:formula="of:=[.$N$1]*[.D16]" office:value-type="float" office:value="-172.2187855175" calcext:value-type="float">
            <text:p>-172.2187855175</text:p>
          </table:table-cell>
          <table:table-cell table:number-columns-repeated="11"/>
        </table:table-row>
        <table:table-row table:style-name="ro1">
          <table:table-cell office:value-type="time" office:time-value="PT15H30M12.993S" calcext:value-type="time">
            <text:p>15:30:12.99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1998592" calcext:value-type="float">
            <text:p>-2.00E-07</text:p>
          </table:table-cell>
          <table:table-cell table:formula="of:=[.C17]*10^9" office:value-type="float" office:value="-199.8592" calcext:value-type="float">
            <text:p>-199.8592</text:p>
          </table:table-cell>
          <table:table-cell table:formula="of:=[.$N$1]*[.D17]" office:value-type="float" office:value="-172.223611175876" calcext:value-type="float">
            <text:p>-172.223611175876</text:p>
          </table:table-cell>
          <table:table-cell table:number-columns-repeated="11"/>
        </table:table-row>
        <table:table-row table:style-name="ro1">
          <table:table-cell office:value-type="time" office:time-value="PT15H30M13.376S" calcext:value-type="time">
            <text:p>15:30:13.38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1999776" calcext:value-type="float">
            <text:p>-2.00E-07</text:p>
          </table:table-cell>
          <table:table-cell table:formula="of:=[.C18]*10^9" office:value-type="float" office:value="-199.9776" calcext:value-type="float">
            <text:p>-199.9776</text:p>
          </table:table-cell>
          <table:table-cell table:formula="of:=[.$N$1]*[.D18]" office:value-type="float" office:value="-172.325639381549" calcext:value-type="float">
            <text:p>-172.325639381549</text:p>
          </table:table-cell>
          <table:table-cell table:number-columns-repeated="11"/>
        </table:table-row>
        <table:table-row table:style-name="ro1">
          <table:table-cell office:value-type="time" office:time-value="PT15H30M13.761S" calcext:value-type="time">
            <text:p>15:30:13.76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2426056" calcext:value-type="float">
            <text:p>-2.43E-07</text:p>
          </table:table-cell>
          <table:table-cell table:formula="of:=[.C19]*10^9" office:value-type="float" office:value="-242.6056" calcext:value-type="float">
            <text:p>-242.6056</text:p>
          </table:table-cell>
          <table:table-cell table:formula="of:=[.$N$1]*[.D19]" office:value-type="float" office:value="-209.059240322638" calcext:value-type="float">
            <text:p>-209.059240322638</text:p>
          </table:table-cell>
          <table:table-cell table:number-columns-repeated="11"/>
        </table:table-row>
        <table:table-row table:style-name="ro1">
          <table:table-cell office:value-type="time" office:time-value="PT15H30M14.144S" calcext:value-type="time">
            <text:p>15:30:14.14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2422557" calcext:value-type="float">
            <text:p>-2.42E-07</text:p>
          </table:table-cell>
          <table:table-cell table:formula="of:=[.C20]*10^9" office:value-type="float" office:value="-242.2557" calcext:value-type="float">
            <text:p>-242.2557</text:p>
          </table:table-cell>
          <table:table-cell table:formula="of:=[.$N$1]*[.D20]" office:value-type="float" office:value="-208.757722846582" calcext:value-type="float">
            <text:p>-208.757722846582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208.864438834678" calcext:value-type="float">
            <text:p>-208.864438834678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1.57226070318879" calcext:value-type="float">
            <text:p>1.57226070318879</text:p>
          </table:table-cell>
          <table:table-cell/>
          <table:table-cell table:formula="of:=(MAX([.E19:.E23])-MIN([.E19:.E23]))/2" office:value-type="float" office:value="0.15075873802769" calcext:value-type="float">
            <text:p>0.15075873802769</text:p>
          </table:table-cell>
          <table:table-cell table:number-columns-repeated="4"/>
        </table:table-row>
        <table:table-row table:style-name="ro1">
          <table:table-cell office:value-type="time" office:time-value="PT15H30M14.528S" calcext:value-type="time">
            <text:p>15:30:14.53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2422959" calcext:value-type="float">
            <text:p>-2.42E-07</text:p>
          </table:table-cell>
          <table:table-cell table:formula="of:=[.C21]*10^9" office:value-type="float" office:value="-242.2959" calcext:value-type="float">
            <text:p>-242.2959</text:p>
          </table:table-cell>
          <table:table-cell table:formula="of:=[.$N$1]*[.D21]" office:value-type="float" office:value="-208.792364179927" calcext:value-type="float">
            <text:p>-208.792364179927</text:p>
          </table:table-cell>
          <table:table-cell table:number-columns-repeated="11"/>
        </table:table-row>
        <table:table-row table:style-name="ro1">
          <table:table-cell office:value-type="time" office:time-value="PT15H30M14.913S" calcext:value-type="time">
            <text:p>15:30:14.91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2423306" calcext:value-type="float">
            <text:p>-2.42E-07</text:p>
          </table:table-cell>
          <table:table-cell table:formula="of:=[.C22]*10^9" office:value-type="float" office:value="-242.3306" calcext:value-type="float">
            <text:p>-242.3306</text:p>
          </table:table-cell>
          <table:table-cell table:formula="of:=[.$N$1]*[.D22]" office:value-type="float" office:value="-208.822266027367" calcext:value-type="float">
            <text:p>-208.822266027367</text:p>
          </table:table-cell>
          <table:table-cell table:number-columns-repeated="11"/>
        </table:table-row>
        <table:table-row table:style-name="ro1">
          <table:table-cell office:value-type="time" office:time-value="PT15H30M15.297S" calcext:value-type="time">
            <text:p>15:30:15.30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2424099" calcext:value-type="float">
            <text:p>-2.42E-07</text:p>
          </table:table-cell>
          <table:table-cell table:formula="of:=[.C23]*10^9" office:value-type="float" office:value="-242.4099" calcext:value-type="float">
            <text:p>-242.4099</text:p>
          </table:table-cell>
          <table:table-cell table:formula="of:=[.$N$1]*[.D23]" office:value-type="float" office:value="-208.890600796876" calcext:value-type="float">
            <text:p>-208.890600796876</text:p>
          </table:table-cell>
          <table:table-cell table:number-columns-repeated="11"/>
        </table:table-row>
        <table:table-row table:style-name="ro1">
          <table:table-cell office:value-type="time" office:time-value="PT15H30M15.68S" calcext:value-type="time">
            <text:p>15:30:15.68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2792916" calcext:value-type="float">
            <text:p>-2.79E-07</text:p>
          </table:table-cell>
          <table:table-cell table:formula="of:=[.C24]*10^9" office:value-type="float" office:value="-279.2916" calcext:value-type="float">
            <text:p>-279.2916</text:p>
          </table:table-cell>
          <table:table-cell table:formula="of:=[.$N$1]*[.D24]" office:value-type="float" office:value="-240.672473036459" calcext:value-type="float">
            <text:p>-240.672473036459</text:p>
          </table:table-cell>
          <table:table-cell table:number-columns-repeated="11"/>
        </table:table-row>
        <table:table-row table:style-name="ro1">
          <table:table-cell office:value-type="time" office:time-value="PT15H30M16.063S" calcext:value-type="time">
            <text:p>15:30:16.06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2791026" calcext:value-type="float">
            <text:p>-2.79E-07</text:p>
          </table:table-cell>
          <table:table-cell table:formula="of:=[.C25]*10^9" office:value-type="float" office:value="-279.1026" calcext:value-type="float">
            <text:p>-279.1026</text:p>
          </table:table-cell>
          <table:table-cell table:formula="of:=[.$N$1]*[.D25]" office:value-type="float" office:value="-240.509607066255" calcext:value-type="float">
            <text:p>-240.509607066255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240.562516963453" calcext:value-type="float">
            <text:p>-240.562516963453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1.80610875003728" calcext:value-type="float">
            <text:p>1.80610875003728</text:p>
          </table:table-cell>
          <table:table-cell/>
          <table:table-cell table:formula="of:=(MAX([.E24:.E28])-MIN([.E24:.E28]))/2" office:value-type="float" office:value="0.0833287794642956" calcext:value-type="float">
            <text:p>0.083328779464296</text:p>
          </table:table-cell>
          <table:table-cell table:number-columns-repeated="4"/>
        </table:table-row>
        <table:table-row table:style-name="ro1">
          <table:table-cell office:value-type="time" office:time-value="PT15H30M16.439S" calcext:value-type="time">
            <text:p>15:30:16.44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2790982" calcext:value-type="float">
            <text:p>-2.79E-07</text:p>
          </table:table-cell>
          <table:table-cell table:formula="of:=[.C26]*10^9" office:value-type="float" office:value="-279.0982" calcext:value-type="float">
            <text:p>-279.0982</text:p>
          </table:table-cell>
          <table:table-cell table:formula="of:=[.$N$1]*[.D26]" office:value-type="float" office:value="-240.50581547753" calcext:value-type="float">
            <text:p>-240.50581547753</text:p>
          </table:table-cell>
          <table:table-cell table:number-columns-repeated="11"/>
        </table:table-row>
        <table:table-row table:style-name="ro1">
          <table:table-cell office:value-type="time" office:time-value="PT15H30M16.816S" calcext:value-type="time">
            <text:p>15:30:16.82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2791692" calcext:value-type="float">
            <text:p>-2.79E-07</text:p>
          </table:table-cell>
          <table:table-cell table:formula="of:=[.C27]*10^9" office:value-type="float" office:value="-279.1692" calcext:value-type="float">
            <text:p>-279.1692</text:p>
          </table:table-cell>
          <table:table-cell table:formula="of:=[.$N$1]*[.D27]" office:value-type="float" office:value="-240.566997931946" calcext:value-type="float">
            <text:p>-240.566997931946</text:p>
          </table:table-cell>
          <table:table-cell table:number-columns-repeated="11"/>
        </table:table-row>
        <table:table-row table:style-name="ro1">
          <table:table-cell office:value-type="time" office:time-value="PT15H30M17.2S" calcext:value-type="time">
            <text:p>15:30:17.20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2791584" calcext:value-type="float">
            <text:p>-2.79E-07</text:p>
          </table:table-cell>
          <table:table-cell table:formula="of:=[.C28]*10^9" office:value-type="float" office:value="-279.1584" calcext:value-type="float">
            <text:p>-279.1584</text:p>
          </table:table-cell>
          <table:table-cell table:formula="of:=[.$N$1]*[.D28]" office:value-type="float" office:value="-240.557691305077" calcext:value-type="float">
            <text:p>-240.557691305077</text:p>
          </table:table-cell>
          <table:table-cell table:number-columns-repeated="11"/>
        </table:table-row>
        <table:table-row table:style-name="ro1">
          <table:table-cell office:value-type="time" office:time-value="PT15H30M17.584S" calcext:value-type="time">
            <text:p>15:30:17.58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3118315" calcext:value-type="float">
            <text:p>-3.12E-07</text:p>
          </table:table-cell>
          <table:table-cell table:formula="of:=[.C29]*10^9" office:value-type="float" office:value="-311.8315" calcext:value-type="float">
            <text:p>-311.8315</text:p>
          </table:table-cell>
          <table:table-cell table:formula="of:=[.$N$1]*[.D29]" office:value-type="float" office:value="-268.712908929837" calcext:value-type="float">
            <text:p>-268.712908929837</text:p>
          </table:table-cell>
          <table:table-cell table:number-columns-repeated="11"/>
        </table:table-row>
        <table:table-row table:style-name="ro1">
          <table:table-cell office:value-type="time" office:time-value="PT15H30M17.966S" calcext:value-type="time">
            <text:p>15:30:17.97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3116144" calcext:value-type="float">
            <text:p>-3.12E-07</text:p>
          </table:table-cell>
          <table:table-cell table:formula="of:=[.C30]*10^9" office:value-type="float" office:value="-311.6144" calcext:value-type="float">
            <text:p>-311.6144</text:p>
          </table:table-cell>
          <table:table-cell table:formula="of:=[.$N$1]*[.D30]" office:value-type="float" office:value="-268.52582849528" calcext:value-type="float">
            <text:p>-268.52582849528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268.612793753021" calcext:value-type="float">
            <text:p>-268.612793753021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2.01672319650646" calcext:value-type="float">
            <text:p>2.01672319650646</text:p>
          </table:table-cell>
          <table:table-cell/>
          <table:table-cell table:formula="of:=(MAX([.E29:.E33])-MIN([.E29:.E33]))/2" office:value-type="float" office:value="0.0935402172787008" calcext:value-type="float">
            <text:p>0.093540217278701</text:p>
          </table:table-cell>
          <table:table-cell table:number-columns-repeated="4"/>
        </table:table-row>
        <table:table-row table:style-name="ro1">
          <table:table-cell office:value-type="time" office:time-value="PT15H30M18.35S" calcext:value-type="time">
            <text:p>15:30:18.35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3117499" calcext:value-type="float">
            <text:p>-3.12E-07</text:p>
          </table:table-cell>
          <table:table-cell table:formula="of:=[.C31]*10^9" office:value-type="float" office:value="-311.7499" calcext:value-type="float">
            <text:p>-311.7499</text:p>
          </table:table-cell>
          <table:table-cell table:formula="of:=[.$N$1]*[.D31]" office:value-type="float" office:value="-268.642592193495" calcext:value-type="float">
            <text:p>-268.642592193495</text:p>
          </table:table-cell>
          <table:table-cell table:number-columns-repeated="11"/>
        </table:table-row>
        <table:table-row table:style-name="ro1">
          <table:table-cell office:value-type="time" office:time-value="PT15H30M18.734S" calcext:value-type="time">
            <text:p>15:30:18.73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3117587" calcext:value-type="float">
            <text:p>-3.12E-07</text:p>
          </table:table-cell>
          <table:table-cell table:formula="of:=[.C32]*10^9" office:value-type="float" office:value="-311.7587" calcext:value-type="float">
            <text:p>-311.7587</text:p>
          </table:table-cell>
          <table:table-cell table:formula="of:=[.$N$1]*[.D32]" office:value-type="float" office:value="-268.650175370944" calcext:value-type="float">
            <text:p>-268.650175370944</text:p>
          </table:table-cell>
          <table:table-cell table:number-columns-repeated="11"/>
        </table:table-row>
        <table:table-row table:style-name="ro1">
          <table:table-cell office:value-type="time" office:time-value="PT15H30M19.118S" calcext:value-type="time">
            <text:p>15:30:19.12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3116221" calcext:value-type="float">
            <text:p>-3.12E-07</text:p>
          </table:table-cell>
          <table:table-cell table:formula="of:=[.C33]*10^9" office:value-type="float" office:value="-311.6221" calcext:value-type="float">
            <text:p>-311.6221</text:p>
          </table:table-cell>
          <table:table-cell table:formula="of:=[.$N$1]*[.D33]" office:value-type="float" office:value="-268.532463775548" calcext:value-type="float">
            <text:p>-268.532463775548</text:p>
          </table:table-cell>
          <table:table-cell table:number-columns-repeated="11"/>
        </table:table-row>
        <table:table-row table:style-name="ro1">
          <table:table-cell office:value-type="time" office:time-value="PT15H30M19.503S" calcext:value-type="time">
            <text:p>15:30:19.50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341455" calcext:value-type="float">
            <text:p>-3.41E-07</text:p>
          </table:table-cell>
          <table:table-cell table:formula="of:=[.C34]*10^9" office:value-type="float" office:value="-341.455" calcext:value-type="float">
            <text:p>-341.455</text:p>
          </table:table-cell>
          <table:table-cell table:formula="of:=[.$N$1]*[.D34]" office:value-type="float" office:value="-294.240210878752" calcext:value-type="float">
            <text:p>-294.240210878752</text:p>
          </table:table-cell>
          <table:table-cell table:number-columns-repeated="11"/>
        </table:table-row>
        <table:table-row table:style-name="ro1">
          <table:table-cell office:value-type="time" office:time-value="PT15H30M19.886S" calcext:value-type="time">
            <text:p>15:30:19.89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3414965" calcext:value-type="float">
            <text:p>-3.41E-07</text:p>
          </table:table-cell>
          <table:table-cell table:formula="of:=[.C35]*10^9" office:value-type="float" office:value="-341.4965" calcext:value-type="float">
            <text:p>-341.4965</text:p>
          </table:table-cell>
          <table:table-cell table:formula="of:=[.$N$1]*[.D35]" office:value-type="float" office:value="-294.27597245422" calcext:value-type="float">
            <text:p>-294.27597245422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294.187473326496" calcext:value-type="float">
            <text:p>-294.187473326496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2.20881580768605" calcext:value-type="float">
            <text:p>2.20881580768605</text:p>
          </table:table-cell>
          <table:table-cell/>
          <table:table-cell table:formula="of:=(MAX([.E34:.E38])-MIN([.E34:.E38]))/2" office:value-type="float" office:value="0.104742638509634" calcext:value-type="float">
            <text:p>0.104742638509634</text:p>
          </table:table-cell>
          <table:table-cell table:number-columns-repeated="4"/>
        </table:table-row>
        <table:table-row table:style-name="ro1">
          <table:table-cell office:value-type="time" office:time-value="PT15H30M20.269S" calcext:value-type="time">
            <text:p>15:30:20.27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3414751" calcext:value-type="float">
            <text:p>-3.41E-07</text:p>
          </table:table-cell>
          <table:table-cell table:formula="of:=[.C36]*10^9" office:value-type="float" office:value="-341.4751" calcext:value-type="float">
            <text:p>-341.4751</text:p>
          </table:table-cell>
          <table:table-cell table:formula="of:=[.$N$1]*[.D36]" office:value-type="float" office:value="-294.257531545425" calcext:value-type="float">
            <text:p>-294.257531545425</text:p>
          </table:table-cell>
          <table:table-cell table:number-columns-repeated="11"/>
        </table:table-row>
        <table:table-row table:style-name="ro1">
          <table:table-cell office:value-type="time" office:time-value="PT15H30M20.645S" calcext:value-type="time">
            <text:p>15:30:20.65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3412534" calcext:value-type="float">
            <text:p>-3.41E-07</text:p>
          </table:table-cell>
          <table:table-cell table:formula="of:=[.C37]*10^9" office:value-type="float" office:value="-341.2534" calcext:value-type="float">
            <text:p>-341.2534</text:p>
          </table:table-cell>
          <table:table-cell table:formula="of:=[.$N$1]*[.D37]" office:value-type="float" office:value="-294.066487177201" calcext:value-type="float">
            <text:p>-294.066487177201</text:p>
          </table:table-cell>
          <table:table-cell table:number-columns-repeated="11"/>
        </table:table-row>
        <table:table-row table:style-name="ro1">
          <table:table-cell office:value-type="time" office:time-value="PT15H30M21.013S" calcext:value-type="time">
            <text:p>15:30:21.01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341289" calcext:value-type="float">
            <text:p>-3.41E-07</text:p>
          </table:table-cell>
          <table:table-cell table:formula="of:=[.C38]*10^9" office:value-type="float" office:value="-341.289" calcext:value-type="float">
            <text:p>-341.289</text:p>
          </table:table-cell>
          <table:table-cell table:formula="of:=[.$N$1]*[.D38]" office:value-type="float" office:value="-294.09716457688" calcext:value-type="float">
            <text:p>-294.09716457688</text:p>
          </table:table-cell>
          <table:table-cell table:number-columns-repeated="11"/>
        </table:table-row>
        <table:table-row table:style-name="ro1">
          <table:table-cell office:value-type="time" office:time-value="PT15H30M21.39S" calcext:value-type="time">
            <text:p>15:30:21.39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3683676" calcext:value-type="float">
            <text:p>-3.68E-07</text:p>
          </table:table-cell>
          <table:table-cell table:formula="of:=[.C39]*10^9" office:value-type="float" office:value="-368.3676" calcext:value-type="float">
            <text:p>-368.3676</text:p>
          </table:table-cell>
          <table:table-cell table:formula="of:=[.$N$1]*[.D39]" office:value-type="float" office:value="-317.431463311124" calcext:value-type="float">
            <text:p>-317.431463311124</text:p>
          </table:table-cell>
          <table:table-cell table:number-columns-repeated="11"/>
        </table:table-row>
        <table:table-row table:style-name="ro1">
          <table:table-cell office:value-type="time" office:time-value="PT15H30M21.773S" calcext:value-type="time">
            <text:p>15:30:21.77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3685573" calcext:value-type="float">
            <text:p>-3.69E-07</text:p>
          </table:table-cell>
          <table:table-cell table:formula="of:=[.C40]*10^9" office:value-type="float" office:value="-368.5573" calcext:value-type="float">
            <text:p>-368.5573</text:p>
          </table:table-cell>
          <table:table-cell table:formula="of:=[.$N$1]*[.D40]" office:value-type="float" office:value="-317.594932488625" calcext:value-type="float">
            <text:p>-317.594932488625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317.49953956322" calcext:value-type="float">
            <text:p>-317.49953956322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2.38302498816581" calcext:value-type="float">
            <text:p>2.38302498816581</text:p>
          </table:table-cell>
          <table:table-cell/>
          <table:table-cell table:formula="of:=(MAX([.E39:.E43])-MIN([.E39:.E43]))/2" office:value-type="float" office:value="0.0866033333625467" calcext:value-type="float">
            <text:p>0.086603333362547</text:p>
          </table:table-cell>
          <table:table-cell table:number-columns-repeated="4"/>
        </table:table-row>
        <table:table-row table:style-name="ro1">
          <table:table-cell office:value-type="time" office:time-value="PT15H30M22.157S" calcext:value-type="time">
            <text:p>15:30:22.16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3685474" calcext:value-type="float">
            <text:p>-3.69E-07</text:p>
          </table:table-cell>
          <table:table-cell table:formula="of:=[.C41]*10^9" office:value-type="float" office:value="-368.5474" calcext:value-type="float">
            <text:p>-368.5474</text:p>
          </table:table-cell>
          <table:table-cell table:formula="of:=[.$N$1]*[.D41]" office:value-type="float" office:value="-317.586401413996" calcext:value-type="float">
            <text:p>-317.586401413996</text:p>
          </table:table-cell>
          <table:table-cell table:number-columns-repeated="11"/>
        </table:table-row>
        <table:table-row table:style-name="ro1">
          <table:table-cell office:value-type="time" office:time-value="PT15H30M22.541S" calcext:value-type="time">
            <text:p>15:30:22.54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3684044" calcext:value-type="float">
            <text:p>-3.68E-07</text:p>
          </table:table-cell>
          <table:table-cell table:formula="of:=[.C42]*10^9" office:value-type="float" office:value="-368.4044" calcext:value-type="float">
            <text:p>-368.4044</text:p>
          </table:table-cell>
          <table:table-cell table:formula="of:=[.$N$1]*[.D42]" office:value-type="float" office:value="-317.463174780455" calcext:value-type="float">
            <text:p>-317.463174780455</text:p>
          </table:table-cell>
          <table:table-cell table:number-columns-repeated="11"/>
        </table:table-row>
        <table:table-row table:style-name="ro1">
          <table:table-cell office:value-type="time" office:time-value="PT15H30M22.925S" calcext:value-type="time">
            <text:p>15:30:22.93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3683563" calcext:value-type="float">
            <text:p>-3.68E-07</text:p>
          </table:table-cell>
          <table:table-cell table:formula="of:=[.C43]*10^9" office:value-type="float" office:value="-368.3563" calcext:value-type="float">
            <text:p>-368.3563</text:p>
          </table:table-cell>
          <table:table-cell table:formula="of:=[.$N$1]*[.D43]" office:value-type="float" office:value="-317.4217258219" calcext:value-type="float">
            <text:p>-317.4217258219</text:p>
          </table:table-cell>
          <table:table-cell table:number-columns-repeated="11"/>
        </table:table-row>
        <table:table-row table:style-name="ro1">
          <table:table-cell office:value-type="time" office:time-value="PT15H30M23.31S" calcext:value-type="time">
            <text:p>15:30:23.31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393461" calcext:value-type="float">
            <text:p>-3.93E-07</text:p>
          </table:table-cell>
          <table:table-cell table:formula="of:=[.C44]*10^9" office:value-type="float" office:value="-393.461" calcext:value-type="float">
            <text:p>-393.461</text:p>
          </table:table-cell>
          <table:table-cell table:formula="of:=[.$N$1]*[.D44]" office:value-type="float" office:value="-339.055066150927" calcext:value-type="float">
            <text:p>-339.055066150927</text:p>
          </table:table-cell>
          <table:table-cell table:number-columns-repeated="11"/>
        </table:table-row>
        <table:table-row table:style-name="ro1">
          <table:table-cell office:value-type="time" office:time-value="PT15H30M23.693S" calcext:value-type="time">
            <text:p>15:30:23.69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3936261" calcext:value-type="float">
            <text:p>-3.94E-07</text:p>
          </table:table-cell>
          <table:table-cell table:formula="of:=[.C45]*10^9" office:value-type="float" office:value="-393.6261" calcext:value-type="float">
            <text:p>-393.6261</text:p>
          </table:table-cell>
          <table:table-cell table:formula="of:=[.$N$1]*[.D45]" office:value-type="float" office:value="-339.19733690056" calcext:value-type="float">
            <text:p>-339.19733690056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339.098859000693" calcext:value-type="float">
            <text:p>-339.098859000693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2.54566619459999" calcext:value-type="float">
            <text:p>2.54566619459999</text:p>
          </table:table-cell>
          <table:table-cell/>
          <table:table-cell table:formula="of:=(MAX([.E44:.E48])-MIN([.E44:.E48]))/2" office:value-type="float" office:value="0.110257676654157" calcext:value-type="float">
            <text:p>0.110257676654157</text:p>
          </table:table-cell>
          <table:table-cell table:number-columns-repeated="4"/>
        </table:table-row>
        <table:table-row table:style-name="ro1">
          <table:table-cell office:value-type="time" office:time-value="PT15H30M24.077S" calcext:value-type="time">
            <text:p>15:30:24.08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3935791" calcext:value-type="float">
            <text:p>-3.94E-07</text:p>
          </table:table-cell>
          <table:table-cell table:formula="of:=[.C46]*10^9" office:value-type="float" office:value="-393.5791" calcext:value-type="float">
            <text:p>-393.5791</text:p>
          </table:table-cell>
          <table:table-cell table:formula="of:=[.$N$1]*[.D46]" office:value-type="float" office:value="-339.156835839187" calcext:value-type="float">
            <text:p>-339.156835839187</text:p>
          </table:table-cell>
          <table:table-cell table:number-columns-repeated="11"/>
        </table:table-row>
        <table:table-row table:style-name="ro1">
          <table:table-cell office:value-type="time" office:time-value="PT15H30M24.46S" calcext:value-type="time">
            <text:p>15:30:24.46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3933702" calcext:value-type="float">
            <text:p>-3.93E-07</text:p>
          </table:table-cell>
          <table:table-cell table:formula="of:=[.C47]*10^9" office:value-type="float" office:value="-393.3702" calcext:value-type="float">
            <text:p>-393.3702</text:p>
          </table:table-cell>
          <table:table-cell table:formula="of:=[.$N$1]*[.D47]" office:value-type="float" office:value="-338.976821547252" calcext:value-type="float">
            <text:p>-338.976821547252</text:p>
          </table:table-cell>
          <table:table-cell table:number-columns-repeated="11"/>
        </table:table-row>
        <table:table-row table:style-name="ro1">
          <table:table-cell office:value-type="time" office:time-value="PT15H30M24.844S" calcext:value-type="time">
            <text:p>15:30:24.84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3935227" calcext:value-type="float">
            <text:p>-3.94E-07</text:p>
          </table:table-cell>
          <table:table-cell table:formula="of:=[.C48]*10^9" office:value-type="float" office:value="-393.5227" calcext:value-type="float">
            <text:p>-393.5227</text:p>
          </table:table-cell>
          <table:table-cell table:formula="of:=[.$N$1]*[.D48]" office:value-type="float" office:value="-339.108234565538" calcext:value-type="float">
            <text:p>-339.108234565538</text:p>
          </table:table-cell>
          <table:table-cell table:number-columns-repeated="11"/>
        </table:table-row>
        <table:table-row table:style-name="ro1">
          <table:table-cell office:value-type="time" office:time-value="PT15H30M25.229S" calcext:value-type="time">
            <text:p>15:30:25.23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4163833" calcext:value-type="float">
            <text:p>-4.16E-07</text:p>
          </table:table-cell>
          <table:table-cell table:formula="of:=[.C49]*10^9" office:value-type="float" office:value="-416.3833" calcext:value-type="float">
            <text:p>-416.3833</text:p>
          </table:table-cell>
          <table:table-cell table:formula="of:=[.$N$1]*[.D49]" office:value-type="float" office:value="-358.807778472685" calcext:value-type="float">
            <text:p>-358.807778472685</text:p>
          </table:table-cell>
          <table:table-cell table:number-columns-repeated="11"/>
        </table:table-row>
        <table:table-row table:style-name="ro1">
          <table:table-cell office:value-type="time" office:time-value="PT15H30M25.612S" calcext:value-type="time">
            <text:p>15:30:25.61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4165038" calcext:value-type="float">
            <text:p>-4.17E-07</text:p>
          </table:table-cell>
          <table:table-cell table:formula="of:=[.C50]*10^9" office:value-type="float" office:value="-416.5038" calcext:value-type="float">
            <text:p>-416.5038</text:p>
          </table:table-cell>
          <table:table-cell table:formula="of:=[.$N$1]*[.D50]" office:value-type="float" office:value="-358.911616300249" calcext:value-type="float">
            <text:p>-358.911616300249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358.828839024599" calcext:value-type="float">
            <text:p>-358.828839024599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2.69336865762132" calcext:value-type="float">
            <text:p>2.69336865762132</text:p>
          </table:table-cell>
          <table:table-cell/>
          <table:table-cell table:formula="of:=(MAX([.E49:.E53])-MIN([.E49:.E53]))/2" office:value-type="float" office:value="0.103019189089508" calcext:value-type="float">
            <text:p>0.103019189089508</text:p>
          </table:table-cell>
          <table:table-cell table:number-columns-repeated="4"/>
        </table:table-row>
        <table:table-row table:style-name="ro1">
          <table:table-cell office:value-type="time" office:time-value="PT15H30M25.996S" calcext:value-type="time">
            <text:p>15:30:26.00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4164215" calcext:value-type="float">
            <text:p>-4.16E-07</text:p>
          </table:table-cell>
          <table:table-cell table:formula="of:=[.C51]*10^9" office:value-type="float" office:value="-416.4215" calcext:value-type="float">
            <text:p>-416.4215</text:p>
          </table:table-cell>
          <table:table-cell table:formula="of:=[.$N$1]*[.D51]" office:value-type="float" office:value="-358.84069635661" calcext:value-type="float">
            <text:p>-358.84069635661</text:p>
          </table:table-cell>
          <table:table-cell table:number-columns-repeated="11"/>
        </table:table-row>
        <table:table-row table:style-name="ro1">
          <table:table-cell office:value-type="time" office:time-value="PT15H30M26.379S" calcext:value-type="time">
            <text:p>15:30:26.38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4162647" calcext:value-type="float">
            <text:p>-4.16E-07</text:p>
          </table:table-cell>
          <table:table-cell table:formula="of:=[.C52]*10^9" office:value-type="float" office:value="-416.2647" calcext:value-type="float">
            <text:p>-416.2647</text:p>
          </table:table-cell>
          <table:table-cell table:formula="of:=[.$N$1]*[.D52]" office:value-type="float" office:value="-358.70557792207" calcext:value-type="float">
            <text:p>-358.70557792207</text:p>
          </table:table-cell>
          <table:table-cell table:number-columns-repeated="11"/>
        </table:table-row>
        <table:table-row table:style-name="ro1">
          <table:table-cell office:value-type="time" office:time-value="PT15H30M26.762S" calcext:value-type="time">
            <text:p>15:30:26.76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4164654" calcext:value-type="float">
            <text:p>-4.16E-07</text:p>
          </table:table-cell>
          <table:table-cell table:formula="of:=[.C53]*10^9" office:value-type="float" office:value="-416.4654" calcext:value-type="float">
            <text:p>-416.4654</text:p>
          </table:table-cell>
          <table:table-cell table:formula="of:=[.$N$1]*[.D53]" office:value-type="float" office:value="-358.878526071382" calcext:value-type="float">
            <text:p>-358.878526071382</text:p>
          </table:table-cell>
          <table:table-cell table:number-columns-repeated="11"/>
        </table:table-row>
        <table:table-row table:style-name="ro1">
          <table:table-cell office:value-type="time" office:time-value="PT15H30M27.147S" calcext:value-type="time">
            <text:p>15:30:27.15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4373142" calcext:value-type="float">
            <text:p>-4.37E-07</text:p>
          </table:table-cell>
          <table:table-cell table:formula="of:=[.C54]*10^9" office:value-type="float" office:value="-437.3142" calcext:value-type="float">
            <text:p>-437.3142</text:p>
          </table:table-cell>
          <table:table-cell table:formula="of:=[.$N$1]*[.D54]" office:value-type="float" office:value="-376.8444522068" calcext:value-type="float">
            <text:p>-376.8444522068</text:p>
          </table:table-cell>
          <table:table-cell table:number-columns-repeated="11"/>
        </table:table-row>
        <table:table-row table:style-name="ro1">
          <table:table-cell office:value-type="time" office:time-value="PT15H30M27.53S" calcext:value-type="time">
            <text:p>15:30:27.53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4370727" calcext:value-type="float">
            <text:p>-4.37E-07</text:p>
          </table:table-cell>
          <table:table-cell table:formula="of:=[.C55]*10^9" office:value-type="float" office:value="-437.0727" calcext:value-type="float">
            <text:p>-437.0727</text:p>
          </table:table-cell>
          <table:table-cell table:formula="of:=[.$N$1]*[.D55]" office:value-type="float" office:value="-376.636345689317" calcext:value-type="float">
            <text:p>-376.636345689317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376.715676066126" calcext:value-type="float">
            <text:p>-376.715676066126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2.82819532667861" calcext:value-type="float">
            <text:p>2.82819532667861</text:p>
          </table:table-cell>
          <table:table-cell/>
          <table:table-cell table:formula="of:=(MAX([.E54:.E58])-MIN([.E54:.E58]))/2" office:value-type="float" office:value="0.126587359910019" calcext:value-type="float">
            <text:p>0.126587359910019</text:p>
          </table:table-cell>
          <table:table-cell table:number-columns-repeated="4"/>
        </table:table-row>
        <table:table-row table:style-name="ro1">
          <table:table-cell office:value-type="time" office:time-value="PT15H30M27.914S" calcext:value-type="time">
            <text:p>15:30:27.91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4370204" calcext:value-type="float">
            <text:p>-4.37E-07</text:p>
          </table:table-cell>
          <table:table-cell table:formula="of:=[.C56]*10^9" office:value-type="float" office:value="-437.0204" calcext:value-type="float">
            <text:p>-437.0204</text:p>
          </table:table-cell>
          <table:table-cell table:formula="of:=[.$N$1]*[.D56]" office:value-type="float" office:value="-376.59127748698" calcext:value-type="float">
            <text:p>-376.59127748698</text:p>
          </table:table-cell>
          <table:table-cell table:number-columns-repeated="11"/>
        </table:table-row>
        <table:table-row table:style-name="ro1">
          <table:table-cell office:value-type="time" office:time-value="PT15H30M28.298S" calcext:value-type="time">
            <text:p>15:30:28.30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4371277" calcext:value-type="float">
            <text:p>-4.37E-07</text:p>
          </table:table-cell>
          <table:table-cell table:formula="of:=[.C57]*10^9" office:value-type="float" office:value="-437.1277" calcext:value-type="float">
            <text:p>-437.1277</text:p>
          </table:table-cell>
          <table:table-cell table:formula="of:=[.$N$1]*[.D57]" office:value-type="float" office:value="-376.683740548371" calcext:value-type="float">
            <text:p>-376.683740548371</text:p>
          </table:table-cell>
          <table:table-cell table:number-columns-repeated="11"/>
        </table:table-row>
        <table:table-row table:style-name="ro1">
          <table:table-cell office:value-type="time" office:time-value="PT15H30M28.682S" calcext:value-type="time">
            <text:p>15:30:28.68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4372888" calcext:value-type="float">
            <text:p>-4.37E-07</text:p>
          </table:table-cell>
          <table:table-cell table:formula="of:=[.C58]*10^9" office:value-type="float" office:value="-437.2888" calcext:value-type="float">
            <text:p>-437.2888</text:p>
          </table:table-cell>
          <table:table-cell table:formula="of:=[.$N$1]*[.D58]" office:value-type="float" office:value="-376.822564399164" calcext:value-type="float">
            <text:p>-376.822564399164</text:p>
          </table:table-cell>
          <table:table-cell table:number-columns-repeated="11"/>
        </table:table-row>
        <table:table-row table:style-name="ro1">
          <table:table-cell office:value-type="time" office:time-value="PT15H30M29.066S" calcext:value-type="time">
            <text:p>15:30:29.07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455681" calcext:value-type="float">
            <text:p>-4.56E-07</text:p>
          </table:table-cell>
          <table:table-cell table:formula="of:=[.C59]*10^9" office:value-type="float" office:value="-455.681" calcext:value-type="float">
            <text:p>-455.681</text:p>
          </table:table-cell>
          <table:table-cell table:formula="of:=[.$N$1]*[.D59]" office:value-type="float" office:value="-392.67157761181" calcext:value-type="float">
            <text:p>-392.67157761181</text:p>
          </table:table-cell>
          <table:table-cell table:number-columns-repeated="11"/>
        </table:table-row>
        <table:table-row table:style-name="ro1">
          <table:table-cell office:value-type="time" office:time-value="PT15H30M29.449S" calcext:value-type="time">
            <text:p>15:30:29.45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4554449" calcext:value-type="float">
            <text:p>-4.55E-07</text:p>
          </table:table-cell>
          <table:table-cell table:formula="of:=[.C60]*10^9" office:value-type="float" office:value="-455.4449" calcext:value-type="float">
            <text:p>-455.4449</text:p>
          </table:table-cell>
          <table:table-cell table:formula="of:=[.$N$1]*[.D60]" office:value-type="float" office:value="-392.468124407762" calcext:value-type="float">
            <text:p>-392.468124407762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392.540302469477" calcext:value-type="float">
            <text:p>-392.540302469477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2.94637199895956" calcext:value-type="float">
            <text:p>2.94637199895956</text:p>
          </table:table-cell>
          <table:table-cell/>
          <table:table-cell table:formula="of:=(MAX([.E59:.E63])-MIN([.E59:.E63]))/2" office:value-type="float" office:value="0.111464091248251" calcext:value-type="float">
            <text:p>0.111464091248251</text:p>
          </table:table-cell>
          <table:table-cell table:number-columns-repeated="4"/>
        </table:table-row>
        <table:table-row table:style-name="ro1">
          <table:table-cell office:value-type="time" office:time-value="PT15H30M29.833S" calcext:value-type="time">
            <text:p>15:30:29.83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4554223" calcext:value-type="float">
            <text:p>-4.55E-07</text:p>
          </table:table-cell>
          <table:table-cell table:formula="of:=[.C61]*10^9" office:value-type="float" office:value="-455.4223" calcext:value-type="float">
            <text:p>-455.4223</text:p>
          </table:table-cell>
          <table:table-cell table:formula="of:=[.$N$1]*[.D61]" office:value-type="float" office:value="-392.448649429314" calcext:value-type="float">
            <text:p>-392.448649429314</text:p>
          </table:table-cell>
          <table:table-cell table:number-columns-repeated="11"/>
        </table:table-row>
        <table:table-row table:style-name="ro1">
          <table:table-cell office:value-type="time" office:time-value="PT15H30M30.217S" calcext:value-type="time">
            <text:p>15:30:30.22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4554865" calcext:value-type="float">
            <text:p>-4.55E-07</text:p>
          </table:table-cell>
          <table:table-cell table:formula="of:=[.C62]*10^9" office:value-type="float" office:value="-455.4865" calcext:value-type="float">
            <text:p>-455.4865</text:p>
          </table:table-cell>
          <table:table-cell table:formula="of:=[.$N$1]*[.D62]" office:value-type="float" office:value="-392.503972155701" calcext:value-type="float">
            <text:p>-392.503972155701</text:p>
          </table:table-cell>
          <table:table-cell table:number-columns-repeated="11"/>
        </table:table-row>
        <table:table-row table:style-name="ro1">
          <table:table-cell office:value-type="time" office:time-value="PT15H30M30.601S" calcext:value-type="time">
            <text:p>15:30:30.60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4556086" calcext:value-type="float">
            <text:p>-4.56E-07</text:p>
          </table:table-cell>
          <table:table-cell table:formula="of:=[.C63]*10^9" office:value-type="float" office:value="-455.6086" calcext:value-type="float">
            <text:p>-455.6086</text:p>
          </table:table-cell>
          <table:table-cell table:formula="of:=[.$N$1]*[.D63]" office:value-type="float" office:value="-392.609188742801" calcext:value-type="float">
            <text:p>-392.609188742801</text:p>
          </table:table-cell>
          <table:table-cell table:number-columns-repeated="11"/>
        </table:table-row>
        <table:table-row table:style-name="ro1">
          <table:table-cell office:value-type="time" office:time-value="PT15H30M30.985S" calcext:value-type="time">
            <text:p>15:30:30.99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4713673" calcext:value-type="float">
            <text:p>-4.71E-07</text:p>
          </table:table-cell>
          <table:table-cell table:formula="of:=[.C64]*10^9" office:value-type="float" office:value="-471.3673" calcext:value-type="float">
            <text:p>-471.3673</text:p>
          </table:table-cell>
          <table:table-cell table:formula="of:=[.$N$1]*[.D64]" office:value-type="float" office:value="-406.188849931464" calcext:value-type="float">
            <text:p>-406.188849931464</text:p>
          </table:table-cell>
          <table:table-cell table:number-columns-repeated="11"/>
        </table:table-row>
        <table:table-row table:style-name="ro1">
          <table:table-cell office:value-type="time" office:time-value="PT15H30M31.369S" calcext:value-type="time">
            <text:p>15:30:31.37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4711753" calcext:value-type="float">
            <text:p>-4.71E-07</text:p>
          </table:table-cell>
          <table:table-cell table:formula="of:=[.C65]*10^9" office:value-type="float" office:value="-471.1753" calcext:value-type="float">
            <text:p>-471.1753</text:p>
          </table:table-cell>
          <table:table-cell table:formula="of:=[.$N$1]*[.D65]" office:value-type="float" office:value="-406.02339878713" calcext:value-type="float">
            <text:p>-406.02339878713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406.086115111529" calcext:value-type="float">
            <text:p>-406.086115111529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3.04725949803832" calcext:value-type="float">
            <text:p>3.04725949803832</text:p>
          </table:table-cell>
          <table:table-cell/>
          <table:table-cell table:formula="of:=(MAX([.E64:.E68])-MIN([.E64:.E68]))/2" office:value-type="float" office:value="0.0827255721672202" calcext:value-type="float">
            <text:p>0.08272557216722</text:p>
          </table:table-cell>
          <table:table-cell table:number-columns-repeated="4"/>
        </table:table-row>
        <table:table-row table:style-name="ro1">
          <table:table-cell office:value-type="time" office:time-value="PT15H30M31.753S" calcext:value-type="time">
            <text:p>15:30:31.75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4711833" calcext:value-type="float">
            <text:p>-4.71E-07</text:p>
          </table:table-cell>
          <table:table-cell table:formula="of:=[.C66]*10^9" office:value-type="float" office:value="-471.1833" calcext:value-type="float">
            <text:p>-471.1833</text:p>
          </table:table-cell>
          <table:table-cell table:formula="of:=[.$N$1]*[.D66]" office:value-type="float" office:value="-406.03029258481" calcext:value-type="float">
            <text:p>-406.03029258481</text:p>
          </table:table-cell>
          <table:table-cell table:number-columns-repeated="11"/>
        </table:table-row>
        <table:table-row table:style-name="ro1">
          <table:table-cell office:value-type="time" office:time-value="PT15H30M32.137S" calcext:value-type="time">
            <text:p>15:30:32.14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4712259" calcext:value-type="float">
            <text:p>-4.71E-07</text:p>
          </table:table-cell>
          <table:table-cell table:formula="of:=[.C67]*10^9" office:value-type="float" office:value="-471.2259" calcext:value-type="float">
            <text:p>-471.2259</text:p>
          </table:table-cell>
          <table:table-cell table:formula="of:=[.$N$1]*[.D67]" office:value-type="float" office:value="-406.067002057459" calcext:value-type="float">
            <text:p>-406.067002057459</text:p>
          </table:table-cell>
          <table:table-cell table:number-columns-repeated="11"/>
        </table:table-row>
        <table:table-row table:style-name="ro1">
          <table:table-cell office:value-type="time" office:time-value="PT15H30M32.521S" calcext:value-type="time">
            <text:p>15:30:32.52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4712886" calcext:value-type="float">
            <text:p>-4.71E-07</text:p>
          </table:table-cell>
          <table:table-cell table:formula="of:=[.C68]*10^9" office:value-type="float" office:value="-471.2886" calcext:value-type="float">
            <text:p>-471.2886</text:p>
          </table:table-cell>
          <table:table-cell table:formula="of:=[.$N$1]*[.D68]" office:value-type="float" office:value="-406.121032196781" calcext:value-type="float">
            <text:p>-406.121032196781</text:p>
          </table:table-cell>
          <table:table-cell table:number-columns-repeated="11"/>
        </table:table-row>
        <table:table-row table:style-name="ro1">
          <table:table-cell office:value-type="time" office:time-value="PT15H30M32.905S" calcext:value-type="time">
            <text:p>15:30:32.91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4843384" calcext:value-type="float">
            <text:p>-4.84E-07</text:p>
          </table:table-cell>
          <table:table-cell table:formula="of:=[.C69]*10^9" office:value-type="float" office:value="-484.3384" calcext:value-type="float">
            <text:p>-484.3384</text:p>
          </table:table-cell>
          <table:table-cell table:formula="of:=[.$N$1]*[.D69]" office:value-type="float" office:value="-417.366367318322" calcext:value-type="float">
            <text:p>-417.366367318322</text:p>
          </table:table-cell>
          <table:table-cell table:number-columns-repeated="11"/>
        </table:table-row>
        <table:table-row table:style-name="ro1">
          <table:table-cell office:value-type="time" office:time-value="PT15H30M33.289S" calcext:value-type="time">
            <text:p>15:30:33.29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4844794" calcext:value-type="float">
            <text:p>-4.84E-07</text:p>
          </table:table-cell>
          <table:table-cell table:formula="of:=[.C70]*10^9" office:value-type="float" office:value="-484.4794" calcext:value-type="float">
            <text:p>-484.4794</text:p>
          </table:table-cell>
          <table:table-cell table:formula="of:=[.$N$1]*[.D70]" office:value-type="float" office:value="-417.487870502442" calcext:value-type="float">
            <text:p>-417.487870502442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417.462983892815" calcext:value-type="float">
            <text:p>-417.462983892815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3.13298807336022" calcext:value-type="float">
            <text:p>3.13298807336022</text:p>
          </table:table-cell>
          <table:table-cell/>
          <table:table-cell table:formula="of:=(MAX([.E69:.E73])-MIN([.E69:.E73]))/2" office:value-type="float" office:value="0.101209567198339" calcext:value-type="float">
            <text:p>0.101209567198339</text:p>
          </table:table-cell>
          <table:table-cell table:number-columns-repeated="4"/>
        </table:table-row>
        <table:table-row table:style-name="ro1">
          <table:table-cell office:value-type="time" office:time-value="PT15H30M33.672S" calcext:value-type="time">
            <text:p>15:30:33.67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4845733" calcext:value-type="float">
            <text:p>-4.85E-07</text:p>
          </table:table-cell>
          <table:table-cell table:formula="of:=[.C71]*10^9" office:value-type="float" office:value="-484.5733" calcext:value-type="float">
            <text:p>-484.5733</text:p>
          </table:table-cell>
          <table:table-cell table:formula="of:=[.$N$1]*[.D71]" office:value-type="float" office:value="-417.568786452718" calcext:value-type="float">
            <text:p>-417.568786452718</text:p>
          </table:table-cell>
          <table:table-cell table:number-columns-repeated="11"/>
        </table:table-row>
        <table:table-row table:style-name="ro1">
          <table:table-cell office:value-type="time" office:time-value="PT15H30M34.056S" calcext:value-type="time">
            <text:p>15:30:34.06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4844793" calcext:value-type="float">
            <text:p>-4.84E-07</text:p>
          </table:table-cell>
          <table:table-cell table:formula="of:=[.C72]*10^9" office:value-type="float" office:value="-484.4793" calcext:value-type="float">
            <text:p>-484.4793</text:p>
          </table:table-cell>
          <table:table-cell table:formula="of:=[.$N$1]*[.D72]" office:value-type="float" office:value="-417.487784329971" calcext:value-type="float">
            <text:p>-417.487784329971</text:p>
          </table:table-cell>
          <table:table-cell table:number-columns-repeated="11"/>
        </table:table-row>
        <table:table-row table:style-name="ro1">
          <table:table-cell office:value-type="time" office:time-value="PT15H30M34.44S" calcext:value-type="time">
            <text:p>15:30:34.44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4843822" calcext:value-type="float">
            <text:p>-4.84E-07</text:p>
          </table:table-cell>
          <table:table-cell table:formula="of:=[.C73]*10^9" office:value-type="float" office:value="-484.3822" calcext:value-type="float">
            <text:p>-484.3822</text:p>
          </table:table-cell>
          <table:table-cell table:formula="of:=[.$N$1]*[.D73]" office:value-type="float" office:value="-417.404110860623" calcext:value-type="float">
            <text:p>-417.404110860623</text:p>
          </table:table-cell>
          <table:table-cell table:number-columns-repeated="11"/>
        </table:table-row>
        <table:table-row table:style-name="ro1">
          <table:table-cell office:value-type="time" office:time-value="PT15H30M34.824S" calcext:value-type="time">
            <text:p>15:30:34.82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4950646" calcext:value-type="float">
            <text:p>-4.95E-07</text:p>
          </table:table-cell>
          <table:table-cell table:formula="of:=[.C74]*10^9" office:value-type="float" office:value="-495.0646" calcext:value-type="float">
            <text:p>-495.0646</text:p>
          </table:table-cell>
          <table:table-cell table:formula="of:=[.$N$1]*[.D74]" office:value-type="float" office:value="-426.609398903531" calcext:value-type="float">
            <text:p>-426.609398903531</text:p>
          </table:table-cell>
          <table:table-cell table:number-columns-repeated="11"/>
        </table:table-row>
        <table:table-row table:style-name="ro1">
          <table:table-cell office:value-type="time" office:time-value="PT15H30M35.208S" calcext:value-type="time">
            <text:p>15:30:35.21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4949891" calcext:value-type="float">
            <text:p>-4.95E-07</text:p>
          </table:table-cell>
          <table:table-cell table:formula="of:=[.C75]*10^9" office:value-type="float" office:value="-494.9891" calcext:value-type="float">
            <text:p>-494.9891</text:p>
          </table:table-cell>
          <table:table-cell table:formula="of:=[.$N$1]*[.D75]" office:value-type="float" office:value="-426.54433868792" calcext:value-type="float">
            <text:p>-426.54433868792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426.668151294264" calcext:value-type="float">
            <text:p>-426.668151294264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3.20301678267858" calcext:value-type="float">
            <text:p>3.20301678267858</text:p>
          </table:table-cell>
          <table:table-cell/>
          <table:table-cell table:formula="of:=(MAX([.E74:.E78])-MIN([.E74:.E78]))/2" office:value-type="float" office:value="0.137315832550513" calcext:value-type="float">
            <text:p>0.137315832550513</text:p>
          </table:table-cell>
          <table:table-cell table:number-columns-repeated="4"/>
        </table:table-row>
        <table:table-row table:style-name="ro1">
          <table:table-cell office:value-type="time" office:time-value="PT15H30M35.592S" calcext:value-type="time">
            <text:p>15:30:35.59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4950962" calcext:value-type="float">
            <text:p>-4.95E-07</text:p>
          </table:table-cell>
          <table:table-cell table:formula="of:=[.C76]*10^9" office:value-type="float" office:value="-495.0962" calcext:value-type="float">
            <text:p>-495.0962</text:p>
          </table:table-cell>
          <table:table-cell table:formula="of:=[.$N$1]*[.D76]" office:value-type="float" office:value="-426.636629404369" calcext:value-type="float">
            <text:p>-426.636629404369</text:p>
          </table:table-cell>
          <table:table-cell table:number-columns-repeated="11"/>
        </table:table-row>
        <table:table-row table:style-name="ro1">
          <table:table-cell office:value-type="time" office:time-value="PT15H30M35.976S" calcext:value-type="time">
            <text:p>15:30:35.98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4952062" calcext:value-type="float">
            <text:p>-4.95E-07</text:p>
          </table:table-cell>
          <table:table-cell table:formula="of:=[.C77]*10^9" office:value-type="float" office:value="-495.2062" calcext:value-type="float">
            <text:p>-495.2062</text:p>
          </table:table-cell>
          <table:table-cell table:formula="of:=[.$N$1]*[.D77]" office:value-type="float" office:value="-426.731419122478" calcext:value-type="float">
            <text:p>-426.731419122478</text:p>
          </table:table-cell>
          <table:table-cell table:number-columns-repeated="11"/>
        </table:table-row>
        <table:table-row table:style-name="ro1">
          <table:table-cell office:value-type="time" office:time-value="PT15H30M36.36S" calcext:value-type="time">
            <text:p>15:30:36.36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4953078" calcext:value-type="float">
            <text:p>-4.95E-07</text:p>
          </table:table-cell>
          <table:table-cell table:formula="of:=[.C78]*10^9" office:value-type="float" office:value="-495.3078" calcext:value-type="float">
            <text:p>-495.3078</text:p>
          </table:table-cell>
          <table:table-cell table:formula="of:=[.$N$1]*[.D78]" office:value-type="float" office:value="-426.818970353021" calcext:value-type="float">
            <text:p>-426.818970353021</text:p>
          </table:table-cell>
          <table:table-cell table:number-columns-repeated="11"/>
        </table:table-row>
        <table:table-row table:style-name="ro1">
          <table:table-cell office:value-type="time" office:time-value="PT15H30M36.744S" calcext:value-type="time">
            <text:p>15:30:36.74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5038333" calcext:value-type="float">
            <text:p>-5.04E-07</text:p>
          </table:table-cell>
          <table:table-cell table:formula="of:=[.C79]*10^9" office:value-type="float" office:value="-503.8333" calcext:value-type="float">
            <text:p>-503.8333</text:p>
          </table:table-cell>
          <table:table-cell table:formula="of:=[.$N$1]*[.D79]" office:value-type="float" office:value="-434.165604368768" calcext:value-type="float">
            <text:p>-434.165604368768</text:p>
          </table:table-cell>
          <table:table-cell table:number-columns-repeated="11"/>
        </table:table-row>
        <table:table-row table:style-name="ro1">
          <table:table-cell office:value-type="time" office:time-value="PT15H30M37.127S" calcext:value-type="time">
            <text:p>15:30:37.13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5039183" calcext:value-type="float">
            <text:p>-5.04E-07</text:p>
          </table:table-cell>
          <table:table-cell table:formula="of:=[.C80]*10^9" office:value-type="float" office:value="-503.9183" calcext:value-type="float">
            <text:p>-503.9183</text:p>
          </table:table-cell>
          <table:table-cell table:formula="of:=[.$N$1]*[.D80]" office:value-type="float" office:value="-434.238850969124" calcext:value-type="float">
            <text:p>-434.238850969124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434.17213624207" calcext:value-type="float">
            <text:p>-434.17213624207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3.25738068461659" calcext:value-type="float">
            <text:p>3.25738068461659</text:p>
          </table:table-cell>
          <table:table-cell/>
          <table:table-cell table:formula="of:=(MAX([.E79:.E83])-MIN([.E79:.E83]))/2" office:value-type="float" office:value="0.0473948590541795" calcext:value-type="float">
            <text:p>0.04739485905418</text:p>
          </table:table-cell>
          <table:table-cell table:number-columns-repeated="4"/>
        </table:table-row>
        <table:table-row table:style-name="ro1">
          <table:table-cell office:value-type="time" office:time-value="PT15H30M37.511S" calcext:value-type="time">
            <text:p>15:30:37.51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5038347" calcext:value-type="float">
            <text:p>-5.04E-07</text:p>
          </table:table-cell>
          <table:table-cell table:formula="of:=[.C81]*10^9" office:value-type="float" office:value="-503.8347" calcext:value-type="float">
            <text:p>-503.8347</text:p>
          </table:table-cell>
          <table:table-cell table:formula="of:=[.$N$1]*[.D81]" office:value-type="float" office:value="-434.166810783362" calcext:value-type="float">
            <text:p>-434.166810783362</text:p>
          </table:table-cell>
          <table:table-cell table:number-columns-repeated="11"/>
        </table:table-row>
        <table:table-row table:style-name="ro1">
          <table:table-cell office:value-type="time" office:time-value="PT15H30M37.895S" calcext:value-type="time">
            <text:p>15:30:37.90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5038098" calcext:value-type="float">
            <text:p>-5.04E-07</text:p>
          </table:table-cell>
          <table:table-cell table:formula="of:=[.C82]*10^9" office:value-type="float" office:value="-503.8098" calcext:value-type="float">
            <text:p>-503.8098</text:p>
          </table:table-cell>
          <table:table-cell table:formula="of:=[.$N$1]*[.D82]" office:value-type="float" office:value="-434.145353838081" calcext:value-type="float">
            <text:p>-434.145353838081</text:p>
          </table:table-cell>
          <table:table-cell table:number-columns-repeated="11"/>
        </table:table-row>
        <table:table-row table:style-name="ro1">
          <table:table-cell office:value-type="time" office:time-value="PT15H30M38.279S" calcext:value-type="time">
            <text:p>15:30:38.28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5038083" calcext:value-type="float">
            <text:p>-5.04E-07</text:p>
          </table:table-cell>
          <table:table-cell table:formula="of:=[.C83]*10^9" office:value-type="float" office:value="-503.8083" calcext:value-type="float">
            <text:p>-503.8083</text:p>
          </table:table-cell>
          <table:table-cell table:formula="of:=[.$N$1]*[.D83]" office:value-type="float" office:value="-434.144061251016" calcext:value-type="float">
            <text:p>-434.144061251016</text:p>
          </table:table-cell>
          <table:table-cell table:number-columns-repeated="11"/>
        </table:table-row>
        <table:table-row table:style-name="ro1">
          <table:table-cell office:value-type="time" office:time-value="PT15H30M38.663S" calcext:value-type="time">
            <text:p>15:30:38.66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510928" calcext:value-type="float">
            <text:p>-5.11E-07</text:p>
          </table:table-cell>
          <table:table-cell table:formula="of:=[.C84]*10^9" office:value-type="float" office:value="-510.928" calcext:value-type="float">
            <text:p>-510.928</text:p>
          </table:table-cell>
          <table:table-cell table:formula="of:=[.$N$1]*[.D84]" office:value-type="float" office:value="-440.279282669339" calcext:value-type="float">
            <text:p>-440.279282669339</text:p>
          </table:table-cell>
          <table:table-cell table:number-columns-repeated="11"/>
        </table:table-row>
        <table:table-row table:style-name="ro1">
          <table:table-cell office:value-type="time" office:time-value="PT15H30M39.046S" calcext:value-type="time">
            <text:p>15:30:39.05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5111256" calcext:value-type="float">
            <text:p>-5.11E-07</text:p>
          </table:table-cell>
          <table:table-cell table:formula="of:=[.C85]*10^9" office:value-type="float" office:value="-511.1256" calcext:value-type="float">
            <text:p>-511.1256</text:p>
          </table:table-cell>
          <table:table-cell table:formula="of:=[.$N$1]*[.D85]" office:value-type="float" office:value="-440.44955947205" calcext:value-type="float">
            <text:p>-440.44955947205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440.470568320481" calcext:value-type="float">
            <text:p>-440.470568320481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3.30642441267722" calcext:value-type="float">
            <text:p>3.30642441267722</text:p>
          </table:table-cell>
          <table:table-cell/>
          <table:table-cell table:formula="of:=(MAX([.E84:.E88])-MIN([.E84:.E88]))/2" office:value-type="float" office:value="0.135075348304298" calcext:value-type="float">
            <text:p>0.135075348304298</text:p>
          </table:table-cell>
          <table:table-cell table:number-columns-repeated="4"/>
        </table:table-row>
        <table:table-row table:style-name="ro1">
          <table:table-cell office:value-type="time" office:time-value="PT15H30M39.43S" calcext:value-type="time">
            <text:p>15:30:39.4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5112244" calcext:value-type="float">
            <text:p>-5.11E-07</text:p>
          </table:table-cell>
          <table:table-cell table:formula="of:=[.C86]*10^9" office:value-type="float" office:value="-511.2244" calcext:value-type="float">
            <text:p>-511.2244</text:p>
          </table:table-cell>
          <table:table-cell table:formula="of:=[.$N$1]*[.D86]" office:value-type="float" office:value="-440.534697873405" calcext:value-type="float">
            <text:p>-440.534697873405</text:p>
          </table:table-cell>
          <table:table-cell table:number-columns-repeated="11"/>
        </table:table-row>
        <table:table-row table:style-name="ro1">
          <table:table-cell office:value-type="time" office:time-value="PT15H30M39.814S" calcext:value-type="time">
            <text:p>15:30:39.81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5112415" calcext:value-type="float">
            <text:p>-5.11E-07</text:p>
          </table:table-cell>
          <table:table-cell table:formula="of:=[.C87]*10^9" office:value-type="float" office:value="-511.2415" calcext:value-type="float">
            <text:p>-511.2415</text:p>
          </table:table-cell>
          <table:table-cell table:formula="of:=[.$N$1]*[.D87]" office:value-type="float" office:value="-440.549433365948" calcext:value-type="float">
            <text:p>-440.549433365948</text:p>
          </table:table-cell>
          <table:table-cell table:number-columns-repeated="11"/>
        </table:table-row>
        <table:table-row table:style-name="ro1">
          <table:table-cell office:value-type="time" office:time-value="PT15H30M40.198S" calcext:value-type="time">
            <text:p>15:30:40.20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5112304" calcext:value-type="float">
            <text:p>-5.11E-07</text:p>
          </table:table-cell>
          <table:table-cell table:formula="of:=[.C88]*10^9" office:value-type="float" office:value="-511.2304" calcext:value-type="float">
            <text:p>-511.2304</text:p>
          </table:table-cell>
          <table:table-cell table:formula="of:=[.$N$1]*[.D88]" office:value-type="float" office:value="-440.539868221666" calcext:value-type="float">
            <text:p>-440.539868221666</text:p>
          </table:table-cell>
          <table:table-cell table:number-columns-repeated="11"/>
        </table:table-row>
        <table:table-row table:style-name="ro1">
          <table:table-cell office:value-type="time" office:time-value="PT15H30M40.583S" calcext:value-type="time">
            <text:p>15:30:40.58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5174934" calcext:value-type="float">
            <text:p>-5.17E-07</text:p>
          </table:table-cell>
          <table:table-cell table:formula="of:=[.C89]*10^9" office:value-type="float" office:value="-517.4934" calcext:value-type="float">
            <text:p>-517.4934</text:p>
          </table:table-cell>
          <table:table-cell table:formula="of:=[.$N$1]*[.D89]" office:value-type="float" office:value="-445.936850080867" calcext:value-type="float">
            <text:p>-445.936850080867</text:p>
          </table:table-cell>
          <table:table-cell table:number-columns-repeated="11"/>
        </table:table-row>
        <table:table-row table:style-name="ro1">
          <table:table-cell office:value-type="time" office:time-value="PT15H30M40.966S" calcext:value-type="time">
            <text:p>15:30:40.97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5173962" calcext:value-type="float">
            <text:p>-5.17E-07</text:p>
          </table:table-cell>
          <table:table-cell table:formula="of:=[.C90]*10^9" office:value-type="float" office:value="-517.3962" calcext:value-type="float">
            <text:p>-517.3962</text:p>
          </table:table-cell>
          <table:table-cell table:formula="of:=[.$N$1]*[.D90]" office:value-type="float" office:value="-445.853090439048" calcext:value-type="float">
            <text:p>-445.853090439048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445.918426406566" calcext:value-type="float">
            <text:p>-445.918426406566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3.3456847426747" calcext:value-type="float">
            <text:p>3.3456847426747</text:p>
          </table:table-cell>
          <table:table-cell/>
          <table:table-cell table:formula="of:=(MAX([.E89:.E93])-MIN([.E89:.E93]))/2" office:value-type="float" office:value="0.0629920763064717" calcext:value-type="float">
            <text:p>0.062992076306472</text:p>
          </table:table-cell>
          <table:table-cell table:number-columns-repeated="4"/>
        </table:table-row>
        <table:table-row table:style-name="ro1">
          <table:table-cell office:value-type="time" office:time-value="PT15H30M41.349S" calcext:value-type="time">
            <text:p>15:30:41.35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5174317" calcext:value-type="float">
            <text:p>-5.17E-07</text:p>
          </table:table-cell>
          <table:table-cell table:formula="of:=[.C91]*10^9" office:value-type="float" office:value="-517.4317" calcext:value-type="float">
            <text:p>-517.4317</text:p>
          </table:table-cell>
          <table:table-cell table:formula="of:=[.$N$1]*[.D91]" office:value-type="float" office:value="-445.883681666256" calcext:value-type="float">
            <text:p>-445.883681666256</text:p>
          </table:table-cell>
          <table:table-cell table:number-columns-repeated="11"/>
        </table:table-row>
        <table:table-row table:style-name="ro1">
          <table:table-cell office:value-type="time" office:time-value="PT15H30M41.733S" calcext:value-type="time">
            <text:p>15:30:41.73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5174964" calcext:value-type="float">
            <text:p>-5.17E-07</text:p>
          </table:table-cell>
          <table:table-cell table:formula="of:=[.C92]*10^9" office:value-type="float" office:value="-517.4964" calcext:value-type="float">
            <text:p>-517.4964</text:p>
          </table:table-cell>
          <table:table-cell table:formula="of:=[.$N$1]*[.D92]" office:value-type="float" office:value="-445.939435254997" calcext:value-type="float">
            <text:p>-445.939435254997</text:p>
          </table:table-cell>
          <table:table-cell table:number-columns-repeated="11"/>
        </table:table-row>
        <table:table-row table:style-name="ro1">
          <table:table-cell office:value-type="time" office:time-value="PT15H30M42.117S" calcext:value-type="time">
            <text:p>15:30:42.12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5175424" calcext:value-type="float">
            <text:p>-5.18E-07</text:p>
          </table:table-cell>
          <table:table-cell table:formula="of:=[.C93]*10^9" office:value-type="float" office:value="-517.5424" calcext:value-type="float">
            <text:p>-517.5424</text:p>
          </table:table-cell>
          <table:table-cell table:formula="of:=[.$N$1]*[.D93]" office:value-type="float" office:value="-445.979074591661" calcext:value-type="float">
            <text:p>-445.979074591661</text:p>
          </table:table-cell>
          <table:table-cell table:number-columns-repeated="11"/>
        </table:table-row>
        <table:table-row table:style-name="ro1">
          <table:table-cell office:value-type="time" office:time-value="PT15H30M42.502S" calcext:value-type="time">
            <text:p>15:30:42.50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5232597" calcext:value-type="float">
            <text:p>-5.23E-07</text:p>
          </table:table-cell>
          <table:table-cell table:formula="of:=[.C94]*10^9" office:value-type="float" office:value="-523.2597" calcext:value-type="float">
            <text:p>-523.2597</text:p>
          </table:table-cell>
          <table:table-cell table:formula="of:=[.$N$1]*[.D94]" office:value-type="float" office:value="-450.905813276574" calcext:value-type="float">
            <text:p>-450.905813276574</text:p>
          </table:table-cell>
          <table:table-cell table:number-columns-repeated="11"/>
        </table:table-row>
        <table:table-row table:style-name="ro1">
          <table:table-cell office:value-type="time" office:time-value="PT15H30M42.885S" calcext:value-type="time">
            <text:p>15:30:42.89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5233886" calcext:value-type="float">
            <text:p>-5.23E-07</text:p>
          </table:table-cell>
          <table:table-cell table:formula="of:=[.C95]*10^9" office:value-type="float" office:value="-523.3886" calcext:value-type="float">
            <text:p>-523.3886</text:p>
          </table:table-cell>
          <table:table-cell table:formula="of:=[.$N$1]*[.D95]" office:value-type="float" office:value="-451.016889591703" calcext:value-type="float">
            <text:p>-451.016889591703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450.937197290515" calcext:value-type="float">
            <text:p>-450.937197290515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3.38367183798657" calcext:value-type="float">
            <text:p>3.38367183798657</text:p>
          </table:table-cell>
          <table:table-cell/>
          <table:table-cell table:formula="of:=(MAX([.E94:.E98])-MIN([.E94:.E98]))/2" office:value-type="float" office:value="0.0841474179388229" calcext:value-type="float">
            <text:p>0.084147417938823</text:p>
          </table:table-cell>
          <table:table-cell table:number-columns-repeated="4"/>
        </table:table-row>
        <table:table-row table:style-name="ro1">
          <table:table-cell office:value-type="time" office:time-value="PT15H30M43.268S" calcext:value-type="time">
            <text:p>15:30:43.27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523328" calcext:value-type="float">
            <text:p>-5.23E-07</text:p>
          </table:table-cell>
          <table:table-cell table:formula="of:=[.C96]*10^9" office:value-type="float" office:value="-523.328" calcext:value-type="float">
            <text:p>-523.328</text:p>
          </table:table-cell>
          <table:table-cell table:formula="of:=[.$N$1]*[.D96]" office:value-type="float" office:value="-450.964669074272" calcext:value-type="float">
            <text:p>-450.964669074272</text:p>
          </table:table-cell>
          <table:table-cell table:number-columns-repeated="11"/>
        </table:table-row>
        <table:table-row table:style-name="ro1">
          <table:table-cell office:value-type="time" office:time-value="PT15H30M43.652S" calcext:value-type="time">
            <text:p>15:30:43.65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523311" calcext:value-type="float">
            <text:p>-5.23E-07</text:p>
          </table:table-cell>
          <table:table-cell table:formula="of:=[.C97]*10^9" office:value-type="float" office:value="-523.311" calcext:value-type="float">
            <text:p>-523.311</text:p>
          </table:table-cell>
          <table:table-cell table:formula="of:=[.$N$1]*[.D97]" office:value-type="float" office:value="-450.950019754201" calcext:value-type="float">
            <text:p>-450.950019754201</text:p>
          </table:table-cell>
          <table:table-cell table:number-columns-repeated="11"/>
        </table:table-row>
        <table:table-row table:style-name="ro1">
          <table:table-cell office:value-type="time" office:time-value="PT15H30M44.028S" calcext:value-type="time">
            <text:p>15:30:44.03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5231933" calcext:value-type="float">
            <text:p>-5.23E-07</text:p>
          </table:table-cell>
          <table:table-cell table:formula="of:=[.C98]*10^9" office:value-type="float" office:value="-523.1933" calcext:value-type="float">
            <text:p>-523.1933</text:p>
          </table:table-cell>
          <table:table-cell table:formula="of:=[.$N$1]*[.D98]" office:value-type="float" office:value="-450.848594755825" calcext:value-type="float">
            <text:p>-450.848594755825</text:p>
          </table:table-cell>
          <table:table-cell table:number-columns-repeated="11"/>
        </table:table-row>
        <table:table-row table:style-name="ro1">
          <table:table-cell office:value-type="time" office:time-value="PT15H30M44.405S" calcext:value-type="time">
            <text:p>15:30:44.41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5285324" calcext:value-type="float">
            <text:p>-5.29E-07</text:p>
          </table:table-cell>
          <table:table-cell table:formula="of:=[.C99]*10^9" office:value-type="float" office:value="-528.5324" calcext:value-type="float">
            <text:p>-528.5324</text:p>
          </table:table-cell>
          <table:table-cell table:formula="of:=[.$N$1]*[.D99]" office:value-type="float" office:value="-455.449429155388" calcext:value-type="float">
            <text:p>-455.449429155388</text:p>
          </table:table-cell>
          <table:table-cell table:number-columns-repeated="11"/>
        </table:table-row>
        <table:table-row table:style-name="ro1">
          <table:table-cell office:value-type="time" office:time-value="PT15H30M44.788S" calcext:value-type="time">
            <text:p>15:30:44.79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5285844" calcext:value-type="float">
            <text:p>-5.29E-07</text:p>
          </table:table-cell>
          <table:table-cell table:formula="of:=[.C100]*10^9" office:value-type="float" office:value="-528.5844" calcext:value-type="float">
            <text:p>-528.5844</text:p>
          </table:table-cell>
          <table:table-cell table:formula="of:=[.$N$1]*[.D100]" office:value-type="float" office:value="-455.494238840312" calcext:value-type="float">
            <text:p>-455.494238840312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455.614776892757" calcext:value-type="float">
            <text:p>-455.614776892757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3.42108295709231" calcext:value-type="float">
            <text:p>3.42108295709231</text:p>
          </table:table-cell>
          <table:table-cell/>
          <table:table-cell table:formula="of:=(MAX([.E99:.E103])-MIN([.E99:.E103]))/2" office:value-type="float" office:value="0.168898043174721" calcext:value-type="float">
            <text:p>0.168898043174721</text:p>
          </table:table-cell>
          <table:table-cell table:number-columns-repeated="4"/>
        </table:table-row>
        <table:table-row table:style-name="ro1">
          <table:table-cell office:value-type="time" office:time-value="PT15H30M45.172S" calcext:value-type="time">
            <text:p>15:30:45.17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5287397" calcext:value-type="float">
            <text:p>-5.29E-07</text:p>
          </table:table-cell>
          <table:table-cell table:formula="of:=[.C101]*10^9" office:value-type="float" office:value="-528.7397" calcext:value-type="float">
            <text:p>-528.7397</text:p>
          </table:table-cell>
          <table:table-cell table:formula="of:=[.$N$1]*[.D101]" office:value-type="float" office:value="-455.628064687787" calcext:value-type="float">
            <text:p>-455.628064687787</text:p>
          </table:table-cell>
          <table:table-cell table:number-columns-repeated="11"/>
        </table:table-row>
        <table:table-row table:style-name="ro1">
          <table:table-cell office:value-type="time" office:time-value="PT15H30M45.555S" calcext:value-type="time">
            <text:p>15:30:45.56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5288405" calcext:value-type="float">
            <text:p>-5.29E-07</text:p>
          </table:table-cell>
          <table:table-cell table:formula="of:=[.C102]*10^9" office:value-type="float" office:value="-528.8405" calcext:value-type="float">
            <text:p>-528.8405</text:p>
          </table:table-cell>
          <table:table-cell table:formula="of:=[.$N$1]*[.D102]" office:value-type="float" office:value="-455.714926538562" calcext:value-type="float">
            <text:p>-455.714926538562</text:p>
          </table:table-cell>
          <table:table-cell table:number-columns-repeated="11"/>
        </table:table-row>
        <table:table-row table:style-name="ro1">
          <table:table-cell office:value-type="time" office:time-value="PT15H30M45.939S" calcext:value-type="time">
            <text:p>15:30:45.94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5289244" calcext:value-type="float">
            <text:p>-5.29E-07</text:p>
          </table:table-cell>
          <table:table-cell table:formula="of:=[.C103]*10^9" office:value-type="float" office:value="-528.9244" calcext:value-type="float">
            <text:p>-528.9244</text:p>
          </table:table-cell>
          <table:table-cell table:formula="of:=[.$N$1]*[.D103]" office:value-type="float" office:value="-455.787225241738" calcext:value-type="float">
            <text:p>-455.787225241738</text:p>
          </table:table-cell>
          <table:table-cell table:number-columns-repeated="11"/>
        </table:table-row>
        <table:table-row table:style-name="ro1">
          <table:table-cell office:value-type="time" office:time-value="PT15H30M46.323S" calcext:value-type="time">
            <text:p>15:30:46.32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5340316" calcext:value-type="float">
            <text:p>-5.34E-07</text:p>
          </table:table-cell>
          <table:table-cell table:formula="of:=[.C104]*10^9" office:value-type="float" office:value="-534.0316" calcext:value-type="float">
            <text:p>-534.0316</text:p>
          </table:table-cell>
          <table:table-cell table:formula="of:=[.$N$1]*[.D104]" office:value-type="float" office:value="-460.188225681034" calcext:value-type="float">
            <text:p>-460.188225681034</text:p>
          </table:table-cell>
          <table:table-cell table:number-columns-repeated="11"/>
        </table:table-row>
        <table:table-row table:style-name="ro1">
          <table:table-cell office:value-type="time" office:time-value="PT15H30M46.707S" calcext:value-type="time">
            <text:p>15:30:46.71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534012" calcext:value-type="float">
            <text:p>-5.34E-07</text:p>
          </table:table-cell>
          <table:table-cell table:formula="of:=[.C105]*10^9" office:value-type="float" office:value="-534.012" calcext:value-type="float">
            <text:p>-534.012</text:p>
          </table:table-cell>
          <table:table-cell table:formula="of:=[.$N$1]*[.D105]" office:value-type="float" office:value="-460.171335876717" calcext:value-type="float">
            <text:p>-460.171335876717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460.129645635243" calcext:value-type="float">
            <text:p>-460.129645635243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3.4521803850679" calcext:value-type="float">
            <text:p>3.4521803850679</text:p>
          </table:table-cell>
          <table:table-cell/>
          <table:table-cell table:formula="of:=(MAX([.E104:.E108])-MIN([.E104:.E108]))/2" office:value-type="float" office:value="0.0549349502672669" calcext:value-type="float">
            <text:p>0.054934950267267</text:p>
          </table:table-cell>
          <table:table-cell table:number-columns-repeated="4"/>
        </table:table-row>
        <table:table-row table:style-name="ro1">
          <table:table-cell office:value-type="time" office:time-value="PT15H30M47.091S" calcext:value-type="time">
            <text:p>15:30:47.09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533924" calcext:value-type="float">
            <text:p>-5.34E-07</text:p>
          </table:table-cell>
          <table:table-cell table:formula="of:=[.C106]*10^9" office:value-type="float" office:value="-533.924" calcext:value-type="float">
            <text:p>-533.924</text:p>
          </table:table-cell>
          <table:table-cell table:formula="of:=[.$N$1]*[.D106]" office:value-type="float" office:value="-460.09550410223" calcext:value-type="float">
            <text:p>-460.09550410223</text:p>
          </table:table-cell>
          <table:table-cell table:number-columns-repeated="11"/>
        </table:table-row>
        <table:table-row table:style-name="ro1">
          <table:table-cell office:value-type="time" office:time-value="PT15H30M47.475S" calcext:value-type="time">
            <text:p>15:30:47.48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5339041" calcext:value-type="float">
            <text:p>-5.34E-07</text:p>
          </table:table-cell>
          <table:table-cell table:formula="of:=[.C107]*10^9" office:value-type="float" office:value="-533.9041" calcext:value-type="float">
            <text:p>-533.9041</text:p>
          </table:table-cell>
          <table:table-cell table:formula="of:=[.$N$1]*[.D107]" office:value-type="float" office:value="-460.078355780499" calcext:value-type="float">
            <text:p>-460.078355780499</text:p>
          </table:table-cell>
          <table:table-cell table:number-columns-repeated="11"/>
        </table:table-row>
        <table:table-row table:style-name="ro1">
          <table:table-cell office:value-type="time" office:time-value="PT15H30M47.858S" calcext:value-type="time">
            <text:p>15:30:47.86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5339464" calcext:value-type="float">
            <text:p>-5.34E-07</text:p>
          </table:table-cell>
          <table:table-cell table:formula="of:=[.C108]*10^9" office:value-type="float" office:value="-533.9464" calcext:value-type="float">
            <text:p>-533.9464</text:p>
          </table:table-cell>
          <table:table-cell table:formula="of:=[.$N$1]*[.D108]" office:value-type="float" office:value="-460.114806735736" calcext:value-type="float">
            <text:p>-460.114806735736</text:p>
          </table:table-cell>
          <table:table-cell table:number-columns-repeated="11"/>
        </table:table-row>
        <table:table-row table:style-name="ro1">
          <table:table-cell office:value-type="time" office:time-value="PT15H30M48.242S" calcext:value-type="time">
            <text:p>15:30:48.24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5389594" calcext:value-type="float">
            <text:p>-5.39E-07</text:p>
          </table:table-cell>
          <table:table-cell table:formula="of:=[.C109]*10^9" office:value-type="float" office:value="-538.9594" calcext:value-type="float">
            <text:p>-538.9594</text:p>
          </table:table-cell>
          <table:table-cell table:formula="of:=[.$N$1]*[.D109]" office:value-type="float" office:value="-464.434632707343" calcext:value-type="float">
            <text:p>-464.434632707343</text:p>
          </table:table-cell>
          <table:table-cell table:number-columns-repeated="11"/>
        </table:table-row>
        <table:table-row table:style-name="ro1">
          <table:table-cell office:value-type="time" office:time-value="PT15H30M48.626S" calcext:value-type="time">
            <text:p>15:30:48.63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539102" calcext:value-type="float">
            <text:p>-5.39E-07</text:p>
          </table:table-cell>
          <table:table-cell table:formula="of:=[.C110]*10^9" office:value-type="float" office:value="-539.102" calcext:value-type="float">
            <text:p>-539.102</text:p>
          </table:table-cell>
          <table:table-cell table:formula="of:=[.$N$1]*[.D110]" office:value-type="float" office:value="-464.557514651" calcext:value-type="float">
            <text:p>-464.557514651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464.579540334589" calcext:value-type="float">
            <text:p>-464.579540334589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3.48677764258909" calcext:value-type="float">
            <text:p>3.48677764258909</text:p>
          </table:table-cell>
          <table:table-cell/>
          <table:table-cell table:formula="of:=(MAX([.E109:.E113])-MIN([.E109:.E113]))/2" office:value-type="float" office:value="0.120210597055461" calcext:value-type="float">
            <text:p>0.120210597055461</text:p>
          </table:table-cell>
          <table:table-cell table:number-columns-repeated="4"/>
        </table:table-row>
        <table:table-row table:style-name="ro1">
          <table:table-cell office:value-type="time" office:time-value="PT15H30M49.01S" calcext:value-type="time">
            <text:p>15:30:49.01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5391823" calcext:value-type="float">
            <text:p>-5.39E-07</text:p>
          </table:table-cell>
          <table:table-cell table:formula="of:=[.C111]*10^9" office:value-type="float" office:value="-539.1823" calcext:value-type="float">
            <text:p>-539.1823</text:p>
          </table:table-cell>
          <table:table-cell table:formula="of:=[.$N$1]*[.D111]" office:value-type="float" office:value="-464.626711145219" calcext:value-type="float">
            <text:p>-464.626711145219</text:p>
          </table:table-cell>
          <table:table-cell table:number-columns-repeated="11"/>
        </table:table-row>
        <table:table-row table:style-name="ro1">
          <table:table-cell office:value-type="time" office:time-value="PT15H30M49.394S" calcext:value-type="time">
            <text:p>15:30:49.39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5391557" calcext:value-type="float">
            <text:p>-5.39E-07</text:p>
          </table:table-cell>
          <table:table-cell table:formula="of:=[.C112]*10^9" office:value-type="float" office:value="-539.1557" calcext:value-type="float">
            <text:p>-539.1557</text:p>
          </table:table-cell>
          <table:table-cell table:formula="of:=[.$N$1]*[.D112]" office:value-type="float" office:value="-464.603789267931" calcext:value-type="float">
            <text:p>-464.603789267931</text:p>
          </table:table-cell>
          <table:table-cell table:number-columns-repeated="11"/>
        </table:table-row>
        <table:table-row table:style-name="ro1">
          <table:table-cell office:value-type="time" office:time-value="PT15H30M49.778S" calcext:value-type="time">
            <text:p>15:30:49.78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5392384" calcext:value-type="float">
            <text:p>-5.39E-07</text:p>
          </table:table-cell>
          <table:table-cell table:formula="of:=[.C113]*10^9" office:value-type="float" office:value="-539.2384" calcext:value-type="float">
            <text:p>-539.2384</text:p>
          </table:table-cell>
          <table:table-cell table:formula="of:=[.$N$1]*[.D113]" office:value-type="float" office:value="-464.675053901454" calcext:value-type="float">
            <text:p>-464.675053901454</text:p>
          </table:table-cell>
          <table:table-cell table:number-columns-repeated="11"/>
        </table:table-row>
        <table:table-row table:style-name="ro1">
          <table:table-cell office:value-type="time" office:time-value="PT15H30M50.161S" calcext:value-type="time">
            <text:p>15:30:50.16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5438946" calcext:value-type="float">
            <text:p>-5.44E-07</text:p>
          </table:table-cell>
          <table:table-cell table:formula="of:=[.C114]*10^9" office:value-type="float" office:value="-543.8946" calcext:value-type="float">
            <text:p>-543.8946</text:p>
          </table:table-cell>
          <table:table-cell table:formula="of:=[.$N$1]*[.D114]" office:value-type="float" office:value="-468.687416496506" calcext:value-type="float">
            <text:p>-468.687416496506</text:p>
          </table:table-cell>
          <table:table-cell table:number-columns-repeated="11"/>
        </table:table-row>
        <table:table-row table:style-name="ro1">
          <table:table-cell office:value-type="time" office:time-value="PT15H30M50.545S" calcext:value-type="time">
            <text:p>15:30:50.55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5438279" calcext:value-type="float">
            <text:p>-5.44E-07</text:p>
          </table:table-cell>
          <table:table-cell table:formula="of:=[.C115]*10^9" office:value-type="float" office:value="-543.8279" calcext:value-type="float">
            <text:p>-543.8279</text:p>
          </table:table-cell>
          <table:table-cell table:formula="of:=[.$N$1]*[.D115]" office:value-type="float" office:value="-468.629939458344" calcext:value-type="float">
            <text:p>-468.629939458344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468.71528467363" calcext:value-type="float">
            <text:p>-468.71528467363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3.51756912746647" calcext:value-type="float">
            <text:p>3.51756912746647</text:p>
          </table:table-cell>
          <table:table-cell/>
          <table:table-cell table:formula="of:=(MAX([.E114:.E118])-MIN([.E114:.E118]))/2" office:value-type="float" office:value="0.111162487599671" calcext:value-type="float">
            <text:p>0.111162487599671</text:p>
          </table:table-cell>
          <table:table-cell table:number-columns-repeated="4"/>
        </table:table-row>
        <table:table-row table:style-name="ro1">
          <table:table-cell office:value-type="time" office:time-value="PT15H30M50.929S" calcext:value-type="time">
            <text:p>15:30:50.93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5438557" calcext:value-type="float">
            <text:p>-5.44E-07</text:p>
          </table:table-cell>
          <table:table-cell table:formula="of:=[.C116]*10^9" office:value-type="float" office:value="-543.8557" calcext:value-type="float">
            <text:p>-543.8557</text:p>
          </table:table-cell>
          <table:table-cell table:formula="of:=[.$N$1]*[.D116]" office:value-type="float" office:value="-468.653895405285" calcext:value-type="float">
            <text:p>-468.653895405285</text:p>
          </table:table-cell>
          <table:table-cell table:number-columns-repeated="11"/>
        </table:table-row>
        <table:table-row table:style-name="ro1">
          <table:table-cell office:value-type="time" office:time-value="PT15H30M51.313S" calcext:value-type="time">
            <text:p>15:30:51.31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5439706" calcext:value-type="float">
            <text:p>-5.44E-07</text:p>
          </table:table-cell>
          <table:table-cell table:formula="of:=[.C117]*10^9" office:value-type="float" office:value="-543.9706" calcext:value-type="float">
            <text:p>-543.9706</text:p>
          </table:table-cell>
          <table:table-cell table:formula="of:=[.$N$1]*[.D117]" office:value-type="float" office:value="-468.752907574472" calcext:value-type="float">
            <text:p>-468.752907574472</text:p>
          </table:table-cell>
          <table:table-cell table:number-columns-repeated="11"/>
        </table:table-row>
        <table:table-row table:style-name="ro1">
          <table:table-cell office:value-type="time" office:time-value="PT15H30M51.697S" calcext:value-type="time">
            <text:p>15:30:51.70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5440859" calcext:value-type="float">
            <text:p>-5.44E-07</text:p>
          </table:table-cell>
          <table:table-cell table:formula="of:=[.C118]*10^9" office:value-type="float" office:value="-544.0859" calcext:value-type="float">
            <text:p>-544.0859</text:p>
          </table:table-cell>
          <table:table-cell table:formula="of:=[.$N$1]*[.D118]" office:value-type="float" office:value="-468.852264433544" calcext:value-type="float">
            <text:p>-468.852264433544</text:p>
          </table:table-cell>
          <table:table-cell table:number-columns-repeated="11"/>
        </table:table-row>
        <table:table-row table:style-name="ro1">
          <table:table-cell office:value-type="time" office:time-value="PT15H30M52.081S" calcext:value-type="time">
            <text:p>15:30:52.08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5488337" calcext:value-type="float">
            <text:p>-5.49E-07</text:p>
          </table:table-cell>
          <table:table-cell table:formula="of:=[.C119]*10^9" office:value-type="float" office:value="-548.8337" calcext:value-type="float">
            <text:p>-548.8337</text:p>
          </table:table-cell>
          <table:table-cell table:formula="of:=[.$N$1]*[.D119]" office:value-type="float" office:value="-472.943561012039" calcext:value-type="float">
            <text:p>-472.943561012039</text:p>
          </table:table-cell>
          <table:table-cell table:number-columns-repeated="11"/>
        </table:table-row>
        <table:table-row table:style-name="ro1">
          <table:table-cell office:value-type="time" office:time-value="PT15H30M52.465S" calcext:value-type="time">
            <text:p>15:30:52.47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5489639" calcext:value-type="float">
            <text:p>-5.49E-07</text:p>
          </table:table-cell>
          <table:table-cell table:formula="of:=[.C120]*10^9" office:value-type="float" office:value="-548.9639" calcext:value-type="float">
            <text:p>-548.9639</text:p>
          </table:table-cell>
          <table:table-cell table:formula="of:=[.$N$1]*[.D120]" office:value-type="float" office:value="-473.055757569291" calcext:value-type="float">
            <text:p>-473.055757569291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473.046054549056" calcext:value-type="float">
            <text:p>-473.046054549056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3.54948835174523" calcext:value-type="float">
            <text:p>3.54948835174523</text:p>
          </table:table-cell>
          <table:table-cell/>
          <table:table-cell table:formula="of:=(MAX([.E119:.E123])-MIN([.E119:.E123]))/2" office:value-type="float" office:value="0.0838027280548488" calcext:value-type="float">
            <text:p>0.083802728054849</text:p>
          </table:table-cell>
          <table:table-cell table:number-columns-repeated="4"/>
        </table:table-row>
        <table:table-row table:style-name="ro1">
          <table:table-cell office:value-type="time" office:time-value="PT15H30M52.848S" calcext:value-type="time">
            <text:p>15:30:52.85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5490282" calcext:value-type="float">
            <text:p>-5.49E-07</text:p>
          </table:table-cell>
          <table:table-cell table:formula="of:=[.C121]*10^9" office:value-type="float" office:value="-549.0282" calcext:value-type="float">
            <text:p>-549.0282</text:p>
          </table:table-cell>
          <table:table-cell table:formula="of:=[.$N$1]*[.D121]" office:value-type="float" office:value="-473.111166468149" calcext:value-type="float">
            <text:p>-473.111166468149</text:p>
          </table:table-cell>
          <table:table-cell table:number-columns-repeated="11"/>
        </table:table-row>
        <table:table-row table:style-name="ro1">
          <table:table-cell office:value-type="time" office:time-value="PT15H30M53.232S" calcext:value-type="time">
            <text:p>15:30:53.23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5490095" calcext:value-type="float">
            <text:p>-5.49E-07</text:p>
          </table:table-cell>
          <table:table-cell table:formula="of:=[.C122]*10^9" office:value-type="float" office:value="-549.0095" calcext:value-type="float">
            <text:p>-549.0095</text:p>
          </table:table-cell>
          <table:table-cell table:formula="of:=[.$N$1]*[.D122]" office:value-type="float" office:value="-473.09505221607" calcext:value-type="float">
            <text:p>-473.09505221607</text:p>
          </table:table-cell>
          <table:table-cell table:number-columns-repeated="11"/>
        </table:table-row>
        <table:table-row table:style-name="ro1">
          <table:table-cell office:value-type="time" office:time-value="PT15H30M53.616S" calcext:value-type="time">
            <text:p>15:30:53.62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5489279" calcext:value-type="float">
            <text:p>-5.49E-07</text:p>
          </table:table-cell>
          <table:table-cell table:formula="of:=[.C123]*10^9" office:value-type="float" office:value="-548.9279" calcext:value-type="float">
            <text:p>-548.9279</text:p>
          </table:table-cell>
          <table:table-cell table:formula="of:=[.$N$1]*[.D123]" office:value-type="float" office:value="-473.024735479728" calcext:value-type="float">
            <text:p>-473.024735479728</text:p>
          </table:table-cell>
          <table:table-cell table:number-columns-repeated="11"/>
        </table:table-row>
        <table:table-row table:style-name="ro1">
          <table:table-cell office:value-type="time" office:time-value="PT15H30M54S" calcext:value-type="time">
            <text:p>15:30:54.00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5538339" calcext:value-type="float">
            <text:p>-5.54E-07</text:p>
          </table:table-cell>
          <table:table-cell table:formula="of:=[.C124]*10^9" office:value-type="float" office:value="-553.8339" calcext:value-type="float">
            <text:p>-553.8339</text:p>
          </table:table-cell>
          <table:table-cell table:formula="of:=[.$N$1]*[.D124]" office:value-type="float" office:value="-477.252356907358" calcext:value-type="float">
            <text:p>-477.252356907358</text:p>
          </table:table-cell>
          <table:table-cell table:number-columns-repeated="11"/>
        </table:table-row>
        <table:table-row table:style-name="ro1">
          <table:table-cell office:value-type="time" office:time-value="PT15H30M54.383S" calcext:value-type="time">
            <text:p>15:30:54.38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5536978" calcext:value-type="float">
            <text:p>-5.54E-07</text:p>
          </table:table-cell>
          <table:table-cell table:formula="of:=[.C125]*10^9" office:value-type="float" office:value="-553.6978" calcext:value-type="float">
            <text:p>-553.6978</text:p>
          </table:table-cell>
          <table:table-cell table:formula="of:=[.$N$1]*[.D125]" office:value-type="float" office:value="-477.135076174316" calcext:value-type="float">
            <text:p>-477.135076174316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477.269298415158" calcext:value-type="float">
            <text:p>-477.269298415158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3.58254079635515" calcext:value-type="float">
            <text:p>3.58254079635515</text:p>
          </table:table-cell>
          <table:table-cell/>
          <table:table-cell table:formula="of:=(MAX([.E124:.E128])-MIN([.E124:.E128]))/2" office:value-type="float" office:value="0.142486180810948" calcext:value-type="float">
            <text:p>0.142486180810948</text:p>
          </table:table-cell>
          <table:table-cell table:number-columns-repeated="4"/>
        </table:table-row>
        <table:table-row table:style-name="ro1">
          <table:table-cell office:value-type="time" office:time-value="PT15H30M54.767S" calcext:value-type="time">
            <text:p>15:30:54.77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5538597" calcext:value-type="float">
            <text:p>-5.54E-07</text:p>
          </table:table-cell>
          <table:table-cell table:formula="of:=[.C126]*10^9" office:value-type="float" office:value="-553.8597" calcext:value-type="float">
            <text:p>-553.8597</text:p>
          </table:table-cell>
          <table:table-cell table:formula="of:=[.$N$1]*[.D126]" office:value-type="float" office:value="-477.274589404878" calcext:value-type="float">
            <text:p>-477.274589404878</text:p>
          </table:table-cell>
          <table:table-cell table:number-columns-repeated="11"/>
        </table:table-row>
        <table:table-row table:style-name="ro1">
          <table:table-cell office:value-type="time" office:time-value="PT15H30M55.151S" calcext:value-type="time">
            <text:p>15:30:55.15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5538479" calcext:value-type="float">
            <text:p>-5.54E-07</text:p>
          </table:table-cell>
          <table:table-cell table:formula="of:=[.C127]*10^9" office:value-type="float" office:value="-553.8479" calcext:value-type="float">
            <text:p>-553.8479</text:p>
          </table:table-cell>
          <table:table-cell table:formula="of:=[.$N$1]*[.D127]" office:value-type="float" office:value="-477.264421053299" calcext:value-type="float">
            <text:p>-477.264421053299</text:p>
          </table:table-cell>
          <table:table-cell table:number-columns-repeated="11"/>
        </table:table-row>
        <table:table-row table:style-name="ro1">
          <table:table-cell office:value-type="time" office:time-value="PT15H30M55.535S" calcext:value-type="time">
            <text:p>15:30:55.54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5540285" calcext:value-type="float">
            <text:p>-5.54E-07</text:p>
          </table:table-cell>
          <table:table-cell table:formula="of:=[.C128]*10^9" office:value-type="float" office:value="-554.0285" calcext:value-type="float">
            <text:p>-554.0285</text:p>
          </table:table-cell>
          <table:table-cell table:formula="of:=[.$N$1]*[.D128]" office:value-type="float" office:value="-477.420048535938" calcext:value-type="float">
            <text:p>-477.420048535938</text:p>
          </table:table-cell>
          <table:table-cell table:number-columns-repeated="11"/>
        </table:table-row>
        <table:table-row table:style-name="ro1">
          <table:table-cell office:value-type="time" office:time-value="PT15H30M55.919S" calcext:value-type="time">
            <text:p>15:30:55.92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558945" calcext:value-type="float">
            <text:p>-5.59E-07</text:p>
          </table:table-cell>
          <table:table-cell table:formula="of:=[.C129]*10^9" office:value-type="float" office:value="-558.945" calcext:value-type="float">
            <text:p>-558.945</text:p>
          </table:table-cell>
          <table:table-cell table:formula="of:=[.$N$1]*[.D129]" office:value-type="float" office:value="-481.656718073023" calcext:value-type="float">
            <text:p>-481.656718073023</text:p>
          </table:table-cell>
          <table:table-cell table:number-columns-repeated="11"/>
        </table:table-row>
        <table:table-row table:style-name="ro1">
          <table:table-cell office:value-type="time" office:time-value="PT15H30M56.303S" calcext:value-type="time">
            <text:p>15:30:56.30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5588981" calcext:value-type="float">
            <text:p>-5.59E-07</text:p>
          </table:table-cell>
          <table:table-cell table:formula="of:=[.C130]*10^9" office:value-type="float" office:value="-558.8981" calcext:value-type="float">
            <text:p>-558.8981</text:p>
          </table:table-cell>
          <table:table-cell table:formula="of:=[.$N$1]*[.D130]" office:value-type="float" office:value="-481.616303184121" calcext:value-type="float">
            <text:p>-481.616303184121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481.561325147618" calcext:value-type="float">
            <text:p>-481.561325147618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3.61371510388069" calcext:value-type="float">
            <text:p>3.61371510388069</text:p>
          </table:table-cell>
          <table:table-cell/>
          <table:table-cell table:formula="of:=(MAX([.E129:.E133])-MIN([.E129:.E133]))/2" office:value-type="float" office:value="0.102545240499012" calcext:value-type="float">
            <text:p>0.102545240499012</text:p>
          </table:table-cell>
          <table:table-cell table:number-columns-repeated="4"/>
        </table:table-row>
        <table:table-row table:style-name="ro1">
          <table:table-cell office:value-type="time" office:time-value="PT15H30M56.687S" calcext:value-type="time">
            <text:p>15:30:56.69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5587459" calcext:value-type="float">
            <text:p>-5.59E-07</text:p>
          </table:table-cell>
          <table:table-cell table:formula="of:=[.C131]*10^9" office:value-type="float" office:value="-558.7459" calcext:value-type="float">
            <text:p>-558.7459</text:p>
          </table:table-cell>
          <table:table-cell table:formula="of:=[.$N$1]*[.D131]" office:value-type="float" office:value="-481.485148683247" calcext:value-type="float">
            <text:p>-481.485148683247</text:p>
          </table:table-cell>
          <table:table-cell table:number-columns-repeated="11"/>
        </table:table-row>
        <table:table-row table:style-name="ro1">
          <table:table-cell office:value-type="time" office:time-value="PT15H30M57.07S" calcext:value-type="time">
            <text:p>15:30:57.07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558707" calcext:value-type="float">
            <text:p>-5.59E-07</text:p>
          </table:table-cell>
          <table:table-cell table:formula="of:=[.C132]*10^9" office:value-type="float" office:value="-558.707" calcext:value-type="float">
            <text:p>-558.707</text:p>
          </table:table-cell>
          <table:table-cell table:formula="of:=[.$N$1]*[.D132]" office:value-type="float" office:value="-481.451627592025" calcext:value-type="float">
            <text:p>-481.451627592025</text:p>
          </table:table-cell>
          <table:table-cell table:number-columns-repeated="11"/>
        </table:table-row>
        <table:table-row table:style-name="ro1">
          <table:table-cell office:value-type="time" office:time-value="PT15H30M57.454S" calcext:value-type="time">
            <text:p>15:30:57.45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5588755" calcext:value-type="float">
            <text:p>-5.59E-07</text:p>
          </table:table-cell>
          <table:table-cell table:formula="of:=[.C133]*10^9" office:value-type="float" office:value="-558.8755" calcext:value-type="float">
            <text:p>-558.8755</text:p>
          </table:table-cell>
          <table:table-cell table:formula="of:=[.$N$1]*[.D133]" office:value-type="float" office:value="-481.596828205673" calcext:value-type="float">
            <text:p>-481.596828205673</text:p>
          </table:table-cell>
          <table:table-cell table:number-columns-repeated="11"/>
        </table:table-row>
        <table:table-row table:style-name="ro1">
          <table:table-cell office:value-type="time" office:time-value="PT15H30M57.839S" calcext:value-type="time">
            <text:p>15:30:57.84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5640122" calcext:value-type="float">
            <text:p>-5.64E-07</text:p>
          </table:table-cell>
          <table:table-cell table:formula="of:=[.C134]*10^9" office:value-type="float" office:value="-564.0122" calcext:value-type="float">
            <text:p>-564.0122</text:p>
          </table:table-cell>
          <table:table-cell table:formula="of:=[.$N$1]*[.D134]" office:value-type="float" office:value="-486.023249523917" calcext:value-type="float">
            <text:p>-486.023249523917</text:p>
          </table:table-cell>
          <table:table-cell table:number-columns-repeated="11"/>
        </table:table-row>
        <table:table-row table:style-name="ro1">
          <table:table-cell office:value-type="time" office:time-value="PT15H30M58.222S" calcext:value-type="time">
            <text:p>15:30:58.22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5642093" calcext:value-type="float">
            <text:p>-5.64E-07</text:p>
          </table:table-cell>
          <table:table-cell table:formula="of:=[.C135]*10^9" office:value-type="float" office:value="-564.2093" calcext:value-type="float">
            <text:p>-564.2093</text:p>
          </table:table-cell>
          <table:table-cell table:formula="of:=[.$N$1]*[.D135]" office:value-type="float" office:value="-486.193095464273" calcext:value-type="float">
            <text:p>-486.193095464273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486.08577626888" calcext:value-type="float">
            <text:p>-486.08577626888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3.64749216864891" calcext:value-type="float">
            <text:p>3.64749216864891</text:p>
          </table:table-cell>
          <table:table-cell/>
          <table:table-cell table:formula="of:=(MAX([.E134:.E138])-MIN([.E134:.E138]))/2" office:value-type="float" office:value="0.094832804343838" calcext:value-type="float">
            <text:p>0.094832804343838</text:p>
          </table:table-cell>
          <table:table-cell table:number-columns-repeated="4"/>
        </table:table-row>
        <table:table-row table:style-name="ro1">
          <table:table-cell office:value-type="time" office:time-value="PT15H30M58.606S" calcext:value-type="time">
            <text:p>15:30:58.61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5641011" calcext:value-type="float">
            <text:p>-5.64E-07</text:p>
          </table:table-cell>
          <table:table-cell table:formula="of:=[.C136]*10^9" office:value-type="float" office:value="-564.1011" calcext:value-type="float">
            <text:p>-564.1011</text:p>
          </table:table-cell>
          <table:table-cell table:formula="of:=[.$N$1]*[.D136]" office:value-type="float" office:value="-486.099856850642" calcext:value-type="float">
            <text:p>-486.099856850642</text:p>
          </table:table-cell>
          <table:table-cell table:number-columns-repeated="11"/>
        </table:table-row>
        <table:table-row table:style-name="ro1">
          <table:table-cell office:value-type="time" office:time-value="PT15H30M58.99S" calcext:value-type="time">
            <text:p>15:30:58.99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564112" calcext:value-type="float">
            <text:p>-5.64E-07</text:p>
          </table:table-cell>
          <table:table-cell table:formula="of:=[.C137]*10^9" office:value-type="float" office:value="-564.112" calcext:value-type="float">
            <text:p>-564.112</text:p>
          </table:table-cell>
          <table:table-cell table:formula="of:=[.$N$1]*[.D137]" office:value-type="float" office:value="-486.109249649982" calcext:value-type="float">
            <text:p>-486.109249649982</text:p>
          </table:table-cell>
          <table:table-cell table:number-columns-repeated="11"/>
        </table:table-row>
        <table:table-row table:style-name="ro1">
          <table:table-cell office:value-type="time" office:time-value="PT15H30M59.373S" calcext:value-type="time">
            <text:p>15:30:59.37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5639892" calcext:value-type="float">
            <text:p>-5.64E-07</text:p>
          </table:table-cell>
          <table:table-cell table:formula="of:=[.C138]*10^9" office:value-type="float" office:value="-563.9892" calcext:value-type="float">
            <text:p>-563.9892</text:p>
          </table:table-cell>
          <table:table-cell table:formula="of:=[.$N$1]*[.D138]" office:value-type="float" office:value="-486.003429855585" calcext:value-type="float">
            <text:p>-486.003429855585</text:p>
          </table:table-cell>
          <table:table-cell table:number-columns-repeated="11"/>
        </table:table-row>
        <table:table-row table:style-name="ro1">
          <table:table-cell office:value-type="time" office:time-value="PT15H30M59.758S" calcext:value-type="time">
            <text:p>15:30:59.76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569498" calcext:value-type="float">
            <text:p>-5.69E-07</text:p>
          </table:table-cell>
          <table:table-cell table:formula="of:=[.C139]*10^9" office:value-type="float" office:value="-569.498" calcext:value-type="float">
            <text:p>-569.498</text:p>
          </table:table-cell>
          <table:table-cell table:formula="of:=[.$N$1]*[.D139]" office:value-type="float" office:value="-490.750498938448" calcext:value-type="float">
            <text:p>-490.750498938448</text:p>
          </table:table-cell>
          <table:table-cell table:number-columns-repeated="11"/>
        </table:table-row>
        <table:table-row table:style-name="ro1">
          <table:table-cell office:value-type="time" office:time-value="PT15H31M00.141S" calcext:value-type="time">
            <text:p>15:31:00.14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5695331" calcext:value-type="float">
            <text:p>-5.70E-07</text:p>
          </table:table-cell>
          <table:table-cell table:formula="of:=[.C140]*10^9" office:value-type="float" office:value="-569.5331" calcext:value-type="float">
            <text:p>-569.5331</text:p>
          </table:table-cell>
          <table:table-cell table:formula="of:=[.$N$1]*[.D140]" office:value-type="float" office:value="-490.780745475771" calcext:value-type="float">
            <text:p>-490.780745475771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490.840480232674" calcext:value-type="float">
            <text:p>-490.840480232674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3.68298424343459" calcext:value-type="float">
            <text:p>3.68298424343459</text:p>
          </table:table-cell>
          <table:table-cell/>
          <table:table-cell table:formula="of:=(MAX([.E139:.E143])-MIN([.E139:.E143]))/2" office:value-type="float" office:value="0.0855692637105108" calcext:value-type="float">
            <text:p>0.085569263710511</text:p>
          </table:table-cell>
          <table:table-cell table:number-columns-repeated="4"/>
        </table:table-row>
        <table:table-row table:style-name="ro1">
          <table:table-cell office:value-type="time" office:time-value="PT15H31M00.525S" calcext:value-type="time">
            <text:p>15:31:00.53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5696216" calcext:value-type="float">
            <text:p>-5.70E-07</text:p>
          </table:table-cell>
          <table:table-cell table:formula="of:=[.C141]*10^9" office:value-type="float" office:value="-569.6216" calcext:value-type="float">
            <text:p>-569.6216</text:p>
          </table:table-cell>
          <table:table-cell table:formula="of:=[.$N$1]*[.D141]" office:value-type="float" office:value="-490.857008112613" calcext:value-type="float">
            <text:p>-490.857008112613</text:p>
          </table:table-cell>
          <table:table-cell table:number-columns-repeated="11"/>
        </table:table-row>
        <table:table-row table:style-name="ro1">
          <table:table-cell office:value-type="time" office:time-value="PT15H31M00.909S" calcext:value-type="time">
            <text:p>15:31:00.91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5696966" calcext:value-type="float">
            <text:p>-5.70E-07</text:p>
          </table:table-cell>
          <table:table-cell table:formula="of:=[.C142]*10^9" office:value-type="float" office:value="-569.6966" calcext:value-type="float">
            <text:p>-569.6966</text:p>
          </table:table-cell>
          <table:table-cell table:formula="of:=[.$N$1]*[.D142]" office:value-type="float" office:value="-490.921637465869" calcext:value-type="float">
            <text:p>-490.921637465869</text:p>
          </table:table-cell>
          <table:table-cell table:number-columns-repeated="11"/>
        </table:table-row>
        <table:table-row table:style-name="ro1">
          <table:table-cell office:value-type="time" office:time-value="PT15H31M01.292S" calcext:value-type="time">
            <text:p>15:31:01.29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5696628" calcext:value-type="float">
            <text:p>-5.70E-07</text:p>
          </table:table-cell>
          <table:table-cell table:formula="of:=[.C143]*10^9" office:value-type="float" office:value="-569.6628" calcext:value-type="float">
            <text:p>-569.6628</text:p>
          </table:table-cell>
          <table:table-cell table:formula="of:=[.$N$1]*[.D143]" office:value-type="float" office:value="-490.892511170668" calcext:value-type="float">
            <text:p>-490.892511170668</text:p>
          </table:table-cell>
          <table:table-cell table:number-columns-repeated="11"/>
        </table:table-row>
        <table:table-row table:style-name="ro1">
          <table:table-cell office:value-type="time" office:time-value="PT15H31M01.676S" calcext:value-type="time">
            <text:p>15:31:01.68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5763253" calcext:value-type="float">
            <text:p>-5.76E-07</text:p>
          </table:table-cell>
          <table:table-cell table:formula="of:=[.C144]*10^9" office:value-type="float" office:value="-576.3253" calcext:value-type="float">
            <text:p>-576.3253</text:p>
          </table:table-cell>
          <table:table-cell table:formula="of:=[.$N$1]*[.D144]" office:value-type="float" office:value="-496.633752051545" calcext:value-type="float">
            <text:p>-496.633752051545</text:p>
          </table:table-cell>
          <table:table-cell table:number-columns-repeated="11"/>
        </table:table-row>
        <table:table-row table:style-name="ro1">
          <table:table-cell office:value-type="time" office:time-value="PT15H31M02.059S" calcext:value-type="time">
            <text:p>15:31:02.06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5757618" calcext:value-type="float">
            <text:p>-5.76E-07</text:p>
          </table:table-cell>
          <table:table-cell table:formula="of:=[.C145]*10^9" office:value-type="float" office:value="-575.7618" calcext:value-type="float">
            <text:p>-575.7618</text:p>
          </table:table-cell>
          <table:table-cell table:formula="of:=[.$N$1]*[.D145]" office:value-type="float" office:value="-496.148170177417" calcext:value-type="float">
            <text:p>-496.148170177417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496.15642550014" calcext:value-type="float">
            <text:p>-496.15642550014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3.73374387835197" calcext:value-type="float">
            <text:p>3.73374387835197</text:p>
          </table:table-cell>
          <table:table-cell/>
          <table:table-cell table:formula="of:=(MAX([.E144:.E148])-MIN([.E144:.E148]))/2" office:value-type="float" office:value="0.341544588838303" calcext:value-type="float">
            <text:p>0.341544588838303</text:p>
          </table:table-cell>
          <table:table-cell table:number-columns-repeated="4"/>
        </table:table-row>
        <table:table-row table:style-name="ro1">
          <table:table-cell office:value-type="time" office:time-value="PT15H31M02.443S" calcext:value-type="time">
            <text:p>15:31:02.44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5756588" calcext:value-type="float">
            <text:p>-5.76E-07</text:p>
          </table:table-cell>
          <table:table-cell table:formula="of:=[.C146]*10^9" office:value-type="float" office:value="-575.6588" calcext:value-type="float">
            <text:p>-575.6588</text:p>
          </table:table-cell>
          <table:table-cell table:formula="of:=[.$N$1]*[.D146]" office:value-type="float" office:value="-496.059412532279" calcext:value-type="float">
            <text:p>-496.059412532279</text:p>
          </table:table-cell>
          <table:table-cell table:number-columns-repeated="11"/>
        </table:table-row>
        <table:table-row table:style-name="ro1">
          <table:table-cell office:value-type="time" office:time-value="PT15H31M02.828S" calcext:value-type="time">
            <text:p>15:31:02.83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5755784" calcext:value-type="float">
            <text:p>-5.76E-07</text:p>
          </table:table-cell>
          <table:table-cell table:formula="of:=[.C147]*10^9" office:value-type="float" office:value="-575.5784" calcext:value-type="float">
            <text:p>-575.5784</text:p>
          </table:table-cell>
          <table:table-cell table:formula="of:=[.$N$1]*[.D147]" office:value-type="float" office:value="-495.990129865589" calcext:value-type="float">
            <text:p>-495.990129865589</text:p>
          </table:table-cell>
          <table:table-cell table:number-columns-repeated="11"/>
        </table:table-row>
        <table:table-row table:style-name="ro1">
          <table:table-cell office:value-type="time" office:time-value="PT15H31M03.212S" calcext:value-type="time">
            <text:p>15:31:03.2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5755326" calcext:value-type="float">
            <text:p>-5.76E-07</text:p>
          </table:table-cell>
          <table:table-cell table:formula="of:=[.C148]*10^9" office:value-type="float" office:value="-575.5326" calcext:value-type="float">
            <text:p>-575.5326</text:p>
          </table:table-cell>
          <table:table-cell table:formula="of:=[.$N$1]*[.D148]" office:value-type="float" office:value="-495.950662873868" calcext:value-type="float">
            <text:p>-495.950662873868</text:p>
          </table:table-cell>
          <table:table-cell table:number-columns-repeated="11"/>
        </table:table-row>
        <table:table-row table:style-name="ro1">
          <table:table-cell office:value-type="time" office:time-value="PT15H31M03.595S" calcext:value-type="time">
            <text:p>15:31:03.60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5847447" calcext:value-type="float">
            <text:p>-5.85E-07</text:p>
          </table:table-cell>
          <table:table-cell table:formula="of:=[.C149]*10^9" office:value-type="float" office:value="-584.7447" calcext:value-type="float">
            <text:p>-584.7447</text:p>
          </table:table-cell>
          <table:table-cell table:formula="of:=[.$N$1]*[.D149]" office:value-type="float" office:value="-503.888957075552" calcext:value-type="float">
            <text:p>-503.888957075552</text:p>
          </table:table-cell>
          <table:table-cell table:number-columns-repeated="11"/>
        </table:table-row>
        <table:table-row table:style-name="ro1">
          <table:table-cell office:value-type="time" office:time-value="PT15H31M03.978S" calcext:value-type="time">
            <text:p>15:31:03.98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5837558" calcext:value-type="float">
            <text:p>-5.84E-07</text:p>
          </table:table-cell>
          <table:table-cell table:formula="of:=[.C150]*10^9" office:value-type="float" office:value="-583.7558" calcext:value-type="float">
            <text:p>-583.7558</text:p>
          </table:table-cell>
          <table:table-cell table:formula="of:=[.$N$1]*[.D150]" office:value-type="float" office:value="-503.036797509759" calcext:value-type="float">
            <text:p>-503.036797509759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502.838135495098" calcext:value-type="float">
            <text:p>-502.838135495098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3.83911467201594" calcext:value-type="float">
            <text:p>3.83911467201594</text:p>
          </table:table-cell>
          <table:table-cell/>
          <table:table-cell table:formula="of:=(MAX([.E149:.E153])-MIN([.E149:.E153]))/2" office:value-type="float" office:value="0.827858928969278" calcext:value-type="float">
            <text:p>0.827858928969278</text:p>
          </table:table-cell>
          <table:table-cell table:number-columns-repeated="4"/>
        </table:table-row>
        <table:table-row table:style-name="ro1">
          <table:table-cell office:value-type="time" office:time-value="PT15H31M04.362S" calcext:value-type="time">
            <text:p>15:31:04.36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5832852" calcext:value-type="float">
            <text:p>-5.83E-07</text:p>
          </table:table-cell>
          <table:table-cell table:formula="of:=[.C151]*10^9" office:value-type="float" office:value="-583.2852" calcext:value-type="float">
            <text:p>-583.2852</text:p>
          </table:table-cell>
          <table:table-cell table:formula="of:=[.$N$1]*[.D151]" office:value-type="float" office:value="-502.631269861198" calcext:value-type="float">
            <text:p>-502.631269861198</text:p>
          </table:table-cell>
          <table:table-cell table:number-columns-repeated="11"/>
        </table:table-row>
        <table:table-row table:style-name="ro1">
          <table:table-cell office:value-type="time" office:time-value="PT15H31M04.746S" calcext:value-type="time">
            <text:p>15:31:04.75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5830173" calcext:value-type="float">
            <text:p>-5.83E-07</text:p>
          </table:table-cell>
          <table:table-cell table:formula="of:=[.C152]*10^9" office:value-type="float" office:value="-583.0173" calcext:value-type="float">
            <text:p>-583.0173</text:p>
          </table:table-cell>
          <table:table-cell table:formula="of:=[.$N$1]*[.D152]" office:value-type="float" office:value="-502.400413811368" calcext:value-type="float">
            <text:p>-502.400413811368</text:p>
          </table:table-cell>
          <table:table-cell table:number-columns-repeated="11"/>
        </table:table-row>
        <table:table-row table:style-name="ro1">
          <table:table-cell office:value-type="time" office:time-value="PT15H31M05.13S" calcext:value-type="time">
            <text:p>15:31:05.13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5828233" calcext:value-type="float">
            <text:p>-5.83E-07</text:p>
          </table:table-cell>
          <table:table-cell table:formula="of:=[.C153]*10^9" office:value-type="float" office:value="-582.8233" calcext:value-type="float">
            <text:p>-582.8233</text:p>
          </table:table-cell>
          <table:table-cell table:formula="of:=[.$N$1]*[.D153]" office:value-type="float" office:value="-502.233239217614" calcext:value-type="float">
            <text:p>-502.233239217614</text:p>
          </table:table-cell>
          <table:table-cell table:number-columns-repeated="11"/>
        </table:table-row>
        <table:table-row table:style-name="ro1">
          <table:table-cell office:value-type="time" office:time-value="PT15H31M05.515S" calcext:value-type="time">
            <text:p>15:31:05.52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5979139" calcext:value-type="float">
            <text:p>-5.98E-07</text:p>
          </table:table-cell>
          <table:table-cell table:formula="of:=[.C154]*10^9" office:value-type="float" office:value="-597.9139" calcext:value-type="float">
            <text:p>-597.9139</text:p>
          </table:table-cell>
          <table:table-cell table:formula="of:=[.$N$1]*[.D154]" office:value-type="float" office:value="-515.237182127476" calcext:value-type="float">
            <text:p>-515.237182127476</text:p>
          </table:table-cell>
          <table:table-cell table:number-columns-repeated="11"/>
        </table:table-row>
        <table:table-row table:style-name="ro1">
          <table:table-cell office:value-type="time" office:time-value="PT15H31M05.898S" calcext:value-type="time">
            <text:p>15:31:05.90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5942299" calcext:value-type="float">
            <text:p>-5.94E-07</text:p>
          </table:table-cell>
          <table:table-cell table:formula="of:=[.C155]*10^9" office:value-type="float" office:value="-594.2299" calcext:value-type="float">
            <text:p>-594.2299</text:p>
          </table:table-cell>
          <table:table-cell table:formula="of:=[.$N$1]*[.D155]" office:value-type="float" office:value="-512.062588295558" calcext:value-type="float">
            <text:p>-512.062588295558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511.671485918644" calcext:value-type="float">
            <text:p>-511.671485918644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4.48535318398443" calcext:value-type="float">
            <text:p>4.48535318398443</text:p>
          </table:table-cell>
          <table:table-cell/>
          <table:table-cell table:formula="of:=(MAX([.E154:.E158])-MIN([.E154:.E158]))/2" office:value-type="float" office:value="2.69271737404321" calcext:value-type="float">
            <text:p>2.69271737404321</text:p>
          </table:table-cell>
          <table:table-cell table:number-columns-repeated="4"/>
        </table:table-row>
        <table:table-row table:style-name="ro1">
          <table:table-cell office:value-type="time" office:time-value="PT15H31M06.282S" calcext:value-type="time">
            <text:p>15:31:06.28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5928405" calcext:value-type="float">
            <text:p>-5.93E-07</text:p>
          </table:table-cell>
          <table:table-cell table:formula="of:=[.C156]*10^9" office:value-type="float" office:value="-592.8405" calcext:value-type="float">
            <text:p>-592.8405</text:p>
          </table:table-cell>
          <table:table-cell table:formula="of:=[.$N$1]*[.D156]" office:value-type="float" office:value="-510.86530798338" calcext:value-type="float">
            <text:p>-510.86530798338</text:p>
          </table:table-cell>
          <table:table-cell table:number-columns-repeated="11"/>
        </table:table-row>
        <table:table-row table:style-name="ro1">
          <table:table-cell office:value-type="time" office:time-value="PT15H31M06.666S" calcext:value-type="time">
            <text:p>15:31:06.67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5922316" calcext:value-type="float">
            <text:p>-5.92E-07</text:p>
          </table:table-cell>
          <table:table-cell table:formula="of:=[.C157]*10^9" office:value-type="float" office:value="-592.2316" calcext:value-type="float">
            <text:p>-592.2316</text:p>
          </table:table-cell>
          <table:table-cell table:formula="of:=[.$N$1]*[.D157]" office:value-type="float" office:value="-510.340603807415" calcext:value-type="float">
            <text:p>-510.340603807415</text:p>
          </table:table-cell>
          <table:table-cell table:number-columns-repeated="11"/>
        </table:table-row>
        <table:table-row table:style-name="ro1">
          <table:table-cell office:value-type="time" office:time-value="PT15H31M07.05S" calcext:value-type="time">
            <text:p>15:31:07.05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5916643" calcext:value-type="float">
            <text:p>-5.92E-07</text:p>
          </table:table-cell>
          <table:table-cell table:formula="of:=[.C158]*10^9" office:value-type="float" office:value="-591.6643" calcext:value-type="float">
            <text:p>-591.6643</text:p>
          </table:table-cell>
          <table:table-cell table:formula="of:=[.$N$1]*[.D158]" office:value-type="float" office:value="-509.851747379389" calcext:value-type="float">
            <text:p>-509.851747379389</text:p>
          </table:table-cell>
          <table:table-cell table:number-columns-repeated="11"/>
        </table:table-row>
        <table:table-row table:style-name="ro1">
          <table:table-cell office:value-type="time" office:time-value="PT15H31M07.434S" calcext:value-type="time">
            <text:p>15:31:07.43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6207462" calcext:value-type="float">
            <text:p>-6.21E-07</text:p>
          </table:table-cell>
          <table:table-cell table:formula="of:=[.C159]*10^9" office:value-type="float" office:value="-620.7462" calcext:value-type="float">
            <text:p>-620.7462</text:p>
          </table:table-cell>
          <table:table-cell table:formula="of:=[.$N$1]*[.D159]" office:value-type="float" office:value="-534.912339225327" calcext:value-type="float">
            <text:p>-534.912339225327</text:p>
          </table:table-cell>
          <table:table-cell table:number-columns-repeated="11"/>
        </table:table-row>
        <table:table-row table:style-name="ro1">
          <table:table-cell office:value-type="time" office:time-value="PT15H31M07.818S" calcext:value-type="time">
            <text:p>15:31:07.82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6107761" calcext:value-type="float">
            <text:p>-6.11E-07</text:p>
          </table:table-cell>
          <table:table-cell table:formula="of:=[.C160]*10^9" office:value-type="float" office:value="-610.7761" calcext:value-type="float">
            <text:p>-610.7761</text:p>
          </table:table-cell>
          <table:table-cell table:formula="of:=[.$N$1]*[.D160]" office:value-type="float" office:value="-526.320857693406" calcext:value-type="float">
            <text:p>-526.320857693406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524.979221257795" calcext:value-type="float">
            <text:p>-524.979221257795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7.65842981639954" calcext:value-type="float">
            <text:p>7.65842981639954</text:p>
          </table:table-cell>
          <table:table-cell/>
          <table:table-cell table:formula="of:=(MAX([.E159:.E163])-MIN([.E159:.E163]))/2" office:value-type="float" office:value="7.62212740555776" calcext:value-type="float">
            <text:p>7.62212740555776</text:p>
          </table:table-cell>
          <table:table-cell table:number-columns-repeated="4"/>
        </table:table-row>
        <table:table-row table:style-name="ro1">
          <table:table-cell office:value-type="time" office:time-value="PT15H31M08.202S" calcext:value-type="time">
            <text:p>15:31:08.20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6069169" calcext:value-type="float">
            <text:p>-6.07E-07</text:p>
          </table:table-cell>
          <table:table-cell table:formula="of:=[.C161]*10^9" office:value-type="float" office:value="-606.9169" calcext:value-type="float">
            <text:p>-606.9169</text:p>
          </table:table-cell>
          <table:table-cell table:formula="of:=[.$N$1]*[.D161]" office:value-type="float" office:value="-522.995289692283" calcext:value-type="float">
            <text:p>-522.995289692283</text:p>
          </table:table-cell>
          <table:table-cell table:number-columns-repeated="11"/>
        </table:table-row>
        <table:table-row table:style-name="ro1">
          <table:table-cell office:value-type="time" office:time-value="PT15H31M08.585S" calcext:value-type="time">
            <text:p>15:31:08.59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6046009" calcext:value-type="float">
            <text:p>-6.05E-07</text:p>
          </table:table-cell>
          <table:table-cell table:formula="of:=[.C162]*10^9" office:value-type="float" office:value="-604.6009" calcext:value-type="float">
            <text:p>-604.6009</text:p>
          </table:table-cell>
          <table:table-cell table:formula="of:=[.$N$1]*[.D162]" office:value-type="float" office:value="-520.999535263749" calcext:value-type="float">
            <text:p>-520.999535263749</text:p>
          </table:table-cell>
          <table:table-cell table:number-columns-repeated="11"/>
        </table:table-row>
        <table:table-row table:style-name="ro1">
          <table:table-cell office:value-type="time" office:time-value="PT15H31M08.969S" calcext:value-type="time">
            <text:p>15:31:08.97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6030558" calcext:value-type="float">
            <text:p>-6.03E-07</text:p>
          </table:table-cell>
          <table:table-cell table:formula="of:=[.C163]*10^9" office:value-type="float" office:value="-603.0558" calcext:value-type="float">
            <text:p>-603.0558</text:p>
          </table:table-cell>
          <table:table-cell table:formula="of:=[.$N$1]*[.D163]" office:value-type="float" office:value="-519.668084414212" calcext:value-type="float">
            <text:p>-519.668084414212</text:p>
          </table:table-cell>
          <table:table-cell table:number-columns-repeated="11"/>
        </table:table-row>
        <table:table-row table:style-name="ro1">
          <table:table-cell office:value-type="time" office:time-value="PT15H31M09.353S" calcext:value-type="time">
            <text:p>15:31:09.35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6592729" calcext:value-type="float">
            <text:p>-6.59E-07</text:p>
          </table:table-cell>
          <table:table-cell table:formula="of:=[.C164]*10^9" office:value-type="float" office:value="-659.2729" calcext:value-type="float">
            <text:p>-659.2729</text:p>
          </table:table-cell>
          <table:table-cell table:formula="of:=[.$N$1]*[.D164]" office:value-type="float" office:value="-568.111748612984" calcext:value-type="float">
            <text:p>-568.111748612984</text:p>
          </table:table-cell>
          <table:table-cell table:number-columns-repeated="11"/>
        </table:table-row>
        <table:table-row table:style-name="ro1">
          <table:table-cell office:value-type="time" office:time-value="PT15H31M09.737S" calcext:value-type="time">
            <text:p>15:31:09.74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6358596" calcext:value-type="float">
            <text:p>-6.36E-07</text:p>
          </table:table-cell>
          <table:table-cell table:formula="of:=[.C165]*10^9" office:value-type="float" office:value="-635.8596" calcext:value-type="float">
            <text:p>-635.8596</text:p>
          </table:table-cell>
          <table:table-cell table:formula="of:=[.$N$1]*[.D165]" office:value-type="float" office:value="-547.935929458579" calcext:value-type="float">
            <text:p>-547.935929458579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545.200970339248" calcext:value-type="float">
            <text:p>-545.200970339248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15.5231719111809" calcext:value-type="float">
            <text:p>15.5231719111809</text:p>
          </table:table-cell>
          <table:table-cell/>
          <table:table-cell table:formula="of:=(MAX([.E164:.E168])-MIN([.E164:.E168]))/2" office:value-type="float" office:value="17.377540503378" calcext:value-type="float">
            <text:p>17.377540503378</text:p>
          </table:table-cell>
          <table:table-cell table:number-columns-repeated="4"/>
        </table:table-row>
        <table:table-row table:style-name="ro1">
          <table:table-cell office:value-type="time" office:time-value="PT15H31M10.121S" calcext:value-type="time">
            <text:p>15:31:10.12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6271333" calcext:value-type="float">
            <text:p>-6.27E-07</text:p>
          </table:table-cell>
          <table:table-cell table:formula="of:=[.C166]*10^9" office:value-type="float" office:value="-627.1333" calcext:value-type="float">
            <text:p>-627.1333</text:p>
          </table:table-cell>
          <table:table-cell table:formula="of:=[.$N$1]*[.D166]" office:value-type="float" office:value="-540.416261121049" calcext:value-type="float">
            <text:p>-540.416261121049</text:p>
          </table:table-cell>
          <table:table-cell table:number-columns-repeated="11"/>
        </table:table-row>
        <table:table-row table:style-name="ro1">
          <table:table-cell office:value-type="time" office:time-value="PT15H31M10.505S" calcext:value-type="time">
            <text:p>15:31:10.51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6222222" calcext:value-type="float">
            <text:p>-6.22E-07</text:p>
          </table:table-cell>
          <table:table-cell table:formula="of:=[.C167]*10^9" office:value-type="float" office:value="-622.2222" calcext:value-type="float">
            <text:p>-622.2222</text:p>
          </table:table-cell>
          <table:table-cell table:formula="of:=[.$N$1]*[.D167]" office:value-type="float" office:value="-536.184244897398" calcext:value-type="float">
            <text:p>-536.184244897398</text:p>
          </table:table-cell>
          <table:table-cell table:number-columns-repeated="11"/>
        </table:table-row>
        <table:table-row table:style-name="ro1">
          <table:table-cell office:value-type="time" office:time-value="PT15H31M10.889S" calcext:value-type="time">
            <text:p>15:31:10.89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6189409" calcext:value-type="float">
            <text:p>-6.19E-07</text:p>
          </table:table-cell>
          <table:table-cell table:formula="of:=[.C168]*10^9" office:value-type="float" office:value="-618.9409" calcext:value-type="float">
            <text:p>-618.9409</text:p>
          </table:table-cell>
          <table:table-cell table:formula="of:=[.$N$1]*[.D168]" office:value-type="float" office:value="-533.356667606228" calcext:value-type="float">
            <text:p>-533.356667606228</text:p>
          </table:table-cell>
          <table:table-cell table:number-columns-repeated="11"/>
        </table:table-row>
        <table:table-row table:style-name="ro1">
          <table:table-cell office:value-type="time" office:time-value="PT15H31M11.273S" calcext:value-type="time">
            <text:p>15:31:11.27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7191205" calcext:value-type="float">
            <text:p>-7.19E-07</text:p>
          </table:table-cell>
          <table:table-cell table:formula="of:=[.C169]*10^9" office:value-type="float" office:value="-719.1205" calcext:value-type="float">
            <text:p>-719.1205</text:p>
          </table:table-cell>
          <table:table-cell table:formula="of:=[.$N$1]*[.D169]" office:value-type="float" office:value="-619.683904371685" calcext:value-type="float">
            <text:p>-619.683904371685</text:p>
          </table:table-cell>
          <table:table-cell table:number-columns-repeated="11"/>
        </table:table-row>
        <table:table-row table:style-name="ro1">
          <table:table-cell office:value-type="time" office:time-value="PT15H31M11.656S" calcext:value-type="time">
            <text:p>15:31:11.66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6729476" calcext:value-type="float">
            <text:p>-6.73E-07</text:p>
          </table:table-cell>
          <table:table-cell table:formula="of:=[.C170]*10^9" office:value-type="float" office:value="-672.9476" calcext:value-type="float">
            <text:p>-672.9476</text:p>
          </table:table-cell>
          <table:table-cell table:formula="of:=[.$N$1]*[.D170]" office:value-type="float" office:value="-579.895575505851" calcext:value-type="float">
            <text:p>-579.895575505851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574.918150173491" calcext:value-type="float">
            <text:p>-574.918150173491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29.3254059394531" calcext:value-type="float">
            <text:p>29.3254059394531</text:p>
          </table:table-cell>
          <table:table-cell/>
          <table:table-cell table:formula="of:=(MAX([.E169:.E173])-MIN([.E169:.E173]))/2" office:value-type="float" office:value="33.6609922286088" calcext:value-type="float">
            <text:p>33.6609922286088</text:p>
          </table:table-cell>
          <table:table-cell table:number-columns-repeated="4"/>
        </table:table-row>
        <table:table-row table:style-name="ro1">
          <table:table-cell office:value-type="time" office:time-value="PT15H31M12.04S" calcext:value-type="time">
            <text:p>15:31:12.04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6560191" calcext:value-type="float">
            <text:p>-6.56E-07</text:p>
          </table:table-cell>
          <table:table-cell table:formula="of:=[.C171]*10^9" office:value-type="float" office:value="-656.0191" calcext:value-type="float">
            <text:p>-656.0191</text:p>
          </table:table-cell>
          <table:table-cell table:formula="of:=[.$N$1]*[.D171]" office:value-type="float" office:value="-565.307868751341" calcext:value-type="float">
            <text:p>-565.307868751341</text:p>
          </table:table-cell>
          <table:table-cell table:number-columns-repeated="11"/>
        </table:table-row>
        <table:table-row table:style-name="ro1">
          <table:table-cell office:value-type="time" office:time-value="PT15H31M12.424S" calcext:value-type="time">
            <text:p>15:31:12.42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6467744" calcext:value-type="float">
            <text:p>-6.47E-07</text:p>
          </table:table-cell>
          <table:table-cell table:formula="of:=[.C172]*10^9" office:value-type="float" office:value="-646.7744" calcext:value-type="float">
            <text:p>-646.7744</text:p>
          </table:table-cell>
          <table:table-cell table:formula="of:=[.$N$1]*[.D172]" office:value-type="float" office:value="-557.341482324109" calcext:value-type="float">
            <text:p>-557.341482324109</text:p>
          </table:table-cell>
          <table:table-cell table:number-columns-repeated="11"/>
        </table:table-row>
        <table:table-row table:style-name="ro1">
          <table:table-cell office:value-type="time" office:time-value="PT15H31M12.808S" calcext:value-type="time">
            <text:p>15:31:12.81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6409958" calcext:value-type="float">
            <text:p>-6.41E-07</text:p>
          </table:table-cell>
          <table:table-cell table:formula="of:=[.C173]*10^9" office:value-type="float" office:value="-640.9958" calcext:value-type="float">
            <text:p>-640.9958</text:p>
          </table:table-cell>
          <table:table-cell table:formula="of:=[.$N$1]*[.D173]" office:value-type="float" office:value="-552.361919914467" calcext:value-type="float">
            <text:p>-552.361919914467</text:p>
          </table:table-cell>
          <table:table-cell table:number-columns-repeated="11"/>
        </table:table-row>
        <table:table-row table:style-name="ro1">
          <table:table-cell office:value-type="time" office:time-value="PT15H31M13.192S" calcext:value-type="time">
            <text:p>15:31:13.19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8071246" calcext:value-type="float">
            <text:p>-8.07E-07</text:p>
          </table:table-cell>
          <table:table-cell table:formula="of:=[.C174]*10^9" office:value-type="float" office:value="-807.1246" calcext:value-type="float">
            <text:p>-807.1246</text:p>
          </table:table-cell>
          <table:table-cell table:formula="of:=[.$N$1]*[.D174]" office:value-type="float" office:value="-695.51921192962" calcext:value-type="float">
            <text:p>-695.51921192962</text:p>
          </table:table-cell>
          <table:table-cell table:number-columns-repeated="11"/>
        </table:table-row>
        <table:table-row table:style-name="ro1">
          <table:table-cell office:value-type="time" office:time-value="PT15H31M13.575S" calcext:value-type="time">
            <text:p>15:31:13.58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730731" calcext:value-type="float">
            <text:p>-7.31E-07</text:p>
          </table:table-cell>
          <table:table-cell table:formula="of:=[.C175]*10^9" office:value-type="float" office:value="-730.731" calcext:value-type="float">
            <text:p>-730.731</text:p>
          </table:table-cell>
          <table:table-cell table:formula="of:=[.$N$1]*[.D175]" office:value-type="float" office:value="-629.688959118014" calcext:value-type="float">
            <text:p>-629.688959118014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620.069801931351" calcext:value-type="float">
            <text:p>-620.069801931351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49.489403503075" calcext:value-type="float">
            <text:p>49.489403503075</text:p>
          </table:table-cell>
          <table:table-cell/>
          <table:table-cell table:formula="of:=(MAX([.E174:.E178])-MIN([.E174:.E178]))/2" office:value-type="float" office:value="57.1763824106754" calcext:value-type="float">
            <text:p>57.1763824106754</text:p>
          </table:table-cell>
          <table:table-cell table:number-columns-repeated="4"/>
        </table:table-row>
        <table:table-row table:style-name="ro1">
          <table:table-cell office:value-type="time" office:time-value="PT15H31M13.959S" calcext:value-type="time">
            <text:p>15:31:13.96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7008982" calcext:value-type="float">
            <text:p>-7.01E-07</text:p>
          </table:table-cell>
          <table:table-cell table:formula="of:=[.C176]*10^9" office:value-type="float" office:value="-700.8982" calcext:value-type="float">
            <text:p>-700.8982</text:p>
          </table:table-cell>
          <table:table-cell table:formula="of:=[.$N$1]*[.D176]" office:value-type="float" office:value="-603.981298187281" calcext:value-type="float">
            <text:p>-603.981298187281</text:p>
          </table:table-cell>
          <table:table-cell table:number-columns-repeated="11"/>
        </table:table-row>
        <table:table-row table:style-name="ro1">
          <table:table-cell office:value-type="time" office:time-value="PT15H31M14.343S" calcext:value-type="time">
            <text:p>15:31:14.34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6846654" calcext:value-type="float">
            <text:p>-6.85E-07</text:p>
          </table:table-cell>
          <table:table-cell table:formula="of:=[.C177]*10^9" office:value-type="float" office:value="-684.6654" calcext:value-type="float">
            <text:p>-684.6654</text:p>
          </table:table-cell>
          <table:table-cell table:formula="of:=[.$N$1]*[.D177]" office:value-type="float" office:value="-589.993093313571" calcext:value-type="float">
            <text:p>-589.993093313571</text:p>
          </table:table-cell>
          <table:table-cell table:number-columns-repeated="11"/>
        </table:table-row>
        <table:table-row table:style-name="ro1">
          <table:table-cell office:value-type="time" office:time-value="PT15H31M14.727S" calcext:value-type="time">
            <text:p>15:31:14.73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6744224" calcext:value-type="float">
            <text:p>-6.74E-07</text:p>
          </table:table-cell>
          <table:table-cell table:formula="of:=[.C178]*10^9" office:value-type="float" office:value="-674.4224" calcext:value-type="float">
            <text:p>-674.4224</text:p>
          </table:table-cell>
          <table:table-cell table:formula="of:=[.$N$1]*[.D178]" office:value-type="float" office:value="-581.16644710827" calcext:value-type="float">
            <text:p>-581.16644710827</text:p>
          </table:table-cell>
          <table:table-cell table:number-columns-repeated="11"/>
        </table:table-row>
        <table:table-row table:style-name="ro1">
          <table:table-cell office:value-type="time" office:time-value="PT15H31M15.112S" calcext:value-type="time">
            <text:p>15:31:15.11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9522664" calcext:value-type="float">
            <text:p>-9.52E-07</text:p>
          </table:table-cell>
          <table:table-cell table:formula="of:=[.C179]*10^9" office:value-type="float" office:value="-952.2664" calcext:value-type="float">
            <text:p>-952.2664</text:p>
          </table:table-cell>
          <table:table-cell table:formula="of:=[.$N$1]*[.D179]" office:value-type="float" office:value="-820.591487454424" calcext:value-type="float">
            <text:p>-820.591487454424</text:p>
          </table:table-cell>
          <table:table-cell table:number-columns-repeated="11"/>
        </table:table-row>
        <table:table-row table:style-name="ro1">
          <table:table-cell office:value-type="time" office:time-value="PT15H31M15.495S" calcext:value-type="time">
            <text:p>15:31:15.50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8282912" calcext:value-type="float">
            <text:p>-8.28E-07</text:p>
          </table:table-cell>
          <table:table-cell table:formula="of:=[.C180]*10^9" office:value-type="float" office:value="-828.2912" calcext:value-type="float">
            <text:p>-828.2912</text:p>
          </table:table-cell>
          <table:table-cell table:formula="of:=[.$N$1]*[.D180]" office:value-type="float" office:value="-713.7589941779" calcext:value-type="float">
            <text:p>-713.7589941779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696.039814295965" calcext:value-type="float">
            <text:p>-696.039814295965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82.2745568637933" calcext:value-type="float">
            <text:p>82.2745568637933</text:p>
          </table:table-cell>
          <table:table-cell/>
          <table:table-cell table:formula="of:=(MAX([.E179:.E183])-MIN([.E179:.E183]))/2" office:value-type="float" office:value="95.2841326606858" calcext:value-type="float">
            <text:p>95.2841326606858</text:p>
          </table:table-cell>
          <table:table-cell table:number-columns-repeated="4"/>
        </table:table-row>
        <table:table-row table:style-name="ro1">
          <table:table-cell office:value-type="time" office:time-value="PT15H31M15.879S" calcext:value-type="time">
            <text:p>15:31:15.88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7776133" calcext:value-type="float">
            <text:p>-7.78E-07</text:p>
          </table:table-cell>
          <table:table-cell table:formula="of:=[.C181]*10^9" office:value-type="float" office:value="-777.6133" calcext:value-type="float">
            <text:p>-777.6133</text:p>
          </table:table-cell>
          <table:table-cell table:formula="of:=[.$N$1]*[.D181]" office:value-type="float" office:value="-670.088595493176" calcext:value-type="float">
            <text:p>-670.088595493176</text:p>
          </table:table-cell>
          <table:table-cell table:number-columns-repeated="11"/>
        </table:table-row>
        <table:table-row table:style-name="ro1">
          <table:table-cell office:value-type="time" office:time-value="PT15H31M16.262S" calcext:value-type="time">
            <text:p>15:31:16.26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7493539" calcext:value-type="float">
            <text:p>-7.49E-07</text:p>
          </table:table-cell>
          <table:table-cell table:formula="of:=[.C182]*10^9" office:value-type="float" office:value="-749.3539" calcext:value-type="float">
            <text:p>-749.3539</text:p>
          </table:table-cell>
          <table:table-cell table:formula="of:=[.$N$1]*[.D182]" office:value-type="float" office:value="-645.736772221275" calcext:value-type="float">
            <text:p>-645.736772221275</text:p>
          </table:table-cell>
          <table:table-cell table:number-columns-repeated="11"/>
        </table:table-row>
        <table:table-row table:style-name="ro1">
          <table:table-cell office:value-type="time" office:time-value="PT15H31M16.646S" calcext:value-type="time">
            <text:p>15:31:16.65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7311189" calcext:value-type="float">
            <text:p>-7.31E-07</text:p>
          </table:table-cell>
          <table:table-cell table:formula="of:=[.C183]*10^9" office:value-type="float" office:value="-731.1189" calcext:value-type="float">
            <text:p>-731.1189</text:p>
          </table:table-cell>
          <table:table-cell table:formula="of:=[.$N$1]*[.D183]" office:value-type="float" office:value="-630.023222133052" calcext:value-type="float">
            <text:p>-630.023222133052</text:p>
          </table:table-cell>
          <table:table-cell table:number-columns-repeated="11"/>
        </table:table-row>
        <table:table-row table:style-name="ro1">
          <table:table-cell office:value-type="time" office:time-value="PT15H31M17.071S" calcext:value-type="time">
            <text:p>15:31:17.07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1187739" calcext:value-type="float">
            <text:p>-1.19E-06</text:p>
          </table:table-cell>
          <table:table-cell table:formula="of:=[.C184]*10^9" office:value-type="float" office:value="-1187.739" calcext:value-type="float">
            <text:p>-1187.739</text:p>
          </table:table-cell>
          <table:table-cell table:formula="of:=[.$N$1]*[.D184]" office:value-type="float" office:value="-1023.50404542009" calcext:value-type="float">
            <text:p>-1023.50404542009</text:p>
          </table:table-cell>
          <table:table-cell table:number-columns-repeated="11"/>
        </table:table-row>
        <table:table-row table:style-name="ro1">
          <table:table-cell office:value-type="time" office:time-value="PT15H31M17.534S" calcext:value-type="time">
            <text:p>15:31:17.5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9694121" calcext:value-type="float">
            <text:p>-9.69E-07</text:p>
          </table:table-cell>
          <table:table-cell table:formula="of:=[.C185]*10^9" office:value-type="float" office:value="-969.4121" calcext:value-type="float">
            <text:p>-969.4121</text:p>
          </table:table-cell>
          <table:table-cell table:formula="of:=[.$N$1]*[.D185]" office:value-type="float" office:value="-835.366360815961" calcext:value-type="float">
            <text:p>-835.366360815961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815.311665686804" calcext:value-type="float">
            <text:p>-815.311665686804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135.247998765539" calcext:value-type="float">
            <text:p>135.247998765539</text:p>
          </table:table-cell>
          <table:table-cell/>
          <table:table-cell table:formula="of:=(MAX([.E184:.E188])-MIN([.E184:.E188]))/2" office:value-type="float" office:value="156.789776928544" calcext:value-type="float">
            <text:p>156.789776928544</text:p>
          </table:table-cell>
          <table:table-cell table:number-columns-repeated="4"/>
        </table:table-row>
        <table:table-row table:style-name="ro1">
          <table:table-cell office:value-type="time" office:time-value="PT15H31M17.957S" calcext:value-type="time">
            <text:p>15:31:17.96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8964253" calcext:value-type="float">
            <text:p>-8.96E-07</text:p>
          </table:table-cell>
          <table:table-cell table:formula="of:=[.C186]*10^9" office:value-type="float" office:value="-896.4253" calcext:value-type="float">
            <text:p>-896.4253</text:p>
          </table:table-cell>
          <table:table-cell table:formula="of:=[.$N$1]*[.D186]" office:value-type="float" office:value="-772.471831746639" calcext:value-type="float">
            <text:p>-772.471831746639</text:p>
          </table:table-cell>
          <table:table-cell table:number-columns-repeated="11"/>
        </table:table-row>
        <table:table-row table:style-name="ro1">
          <table:table-cell office:value-type="time" office:time-value="PT15H31M18.341S" calcext:value-type="time">
            <text:p>15:31:18.34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853279" calcext:value-type="float">
            <text:p>-8.53E-07</text:p>
          </table:table-cell>
          <table:table-cell table:formula="of:=[.C187]*10^9" office:value-type="float" office:value="-853.279" calcext:value-type="float">
            <text:p>-853.279</text:p>
          </table:table-cell>
          <table:table-cell table:formula="of:=[.$N$1]*[.D187]" office:value-type="float" office:value="-735.291598888319" calcext:value-type="float">
            <text:p>-735.291598888319</text:p>
          </table:table-cell>
          <table:table-cell table:number-columns-repeated="11"/>
        </table:table-row>
        <table:table-row table:style-name="ro1">
          <table:table-cell office:value-type="time" office:time-value="PT15H31M18.724S" calcext:value-type="time">
            <text:p>15:31:18.72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8238414" calcext:value-type="float">
            <text:p>-8.24E-07</text:p>
          </table:table-cell>
          <table:table-cell table:formula="of:=[.C188]*10^9" office:value-type="float" office:value="-823.8414" calcext:value-type="float">
            <text:p>-823.8414</text:p>
          </table:table-cell>
          <table:table-cell table:formula="of:=[.$N$1]*[.D188]" office:value-type="float" office:value="-709.924491563007" calcext:value-type="float">
            <text:p>-709.924491563007</text:p>
          </table:table-cell>
          <table:table-cell table:number-columns-repeated="11"/>
        </table:table-row>
        <table:table-row table:style-name="ro1">
          <table:table-cell office:value-type="time" office:time-value="PT15H31M19.141S" calcext:value-type="time">
            <text:p>15:31:19.14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1601833" calcext:value-type="float">
            <text:p>-1.60E-06</text:p>
          </table:table-cell>
          <table:table-cell table:formula="of:=[.C189]*10^9" office:value-type="float" office:value="-1601.833" calcext:value-type="float">
            <text:p>-1601.833</text:p>
          </table:table-cell>
          <table:table-cell table:formula="of:=[.$N$1]*[.D189]" office:value-type="float" office:value="-1380.339077514" calcext:value-type="float">
            <text:p>-1380.339077514</text:p>
          </table:table-cell>
          <table:table-cell table:number-columns-repeated="11"/>
        </table:table-row>
        <table:table-row table:style-name="ro1">
          <table:table-cell office:value-type="time" office:time-value="PT15H31M19.557S" calcext:value-type="time">
            <text:p>15:31:19.56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128843" calcext:value-type="float">
            <text:p>-1.29E-06</text:p>
          </table:table-cell>
          <table:table-cell table:formula="of:=[.C190]*10^9" office:value-type="float" office:value="-1288.43" calcext:value-type="float">
            <text:p>-1288.43</text:p>
          </table:table-cell>
          <table:table-cell table:formula="of:=[.$N$1]*[.D190]" office:value-type="float" office:value="-1110.27196820228" calcext:value-type="float">
            <text:p>-1110.27196820228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1054.48218702259" calcext:value-type="float">
            <text:p>-1054.48218702259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219.362187472479" calcext:value-type="float">
            <text:p>219.362187472479</text:p>
          </table:table-cell>
          <table:table-cell/>
          <table:table-cell table:formula="of:=(MAX([.E189:.E193])-MIN([.E189:.E193]))/2" office:value-type="float" office:value="254.396214596647" calcext:value-type="float">
            <text:p>254.396214596647</text:p>
          </table:table-cell>
          <table:table-cell table:number-columns-repeated="4"/>
        </table:table-row>
        <table:table-row table:style-name="ro1">
          <table:table-cell office:value-type="time" office:time-value="PT15H31M19.94S" calcext:value-type="time">
            <text:p>15:31:19.94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114948" calcext:value-type="float">
            <text:p>-1.15E-06</text:p>
          </table:table-cell>
          <table:table-cell table:formula="of:=[.C191]*10^9" office:value-type="float" office:value="-1149.48" calcext:value-type="float">
            <text:p>-1149.48</text:p>
          </table:table-cell>
          <table:table-cell table:formula="of:=[.$N$1]*[.D191]" office:value-type="float" office:value="-990.535319737325" calcext:value-type="float">
            <text:p>-990.535319737325</text:p>
          </table:table-cell>
          <table:table-cell table:number-columns-repeated="11"/>
        </table:table-row>
        <table:table-row table:style-name="ro1">
          <table:table-cell office:value-type="time" office:time-value="PT15H31M20.323S" calcext:value-type="time">
            <text:p>15:31:20.32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1067299" calcext:value-type="float">
            <text:p>-1.07E-06</text:p>
          </table:table-cell>
          <table:table-cell table:formula="of:=[.C192]*10^9" office:value-type="float" office:value="-1067.299" calcext:value-type="float">
            <text:p>-1067.299</text:p>
          </table:table-cell>
          <table:table-cell table:formula="of:=[.$N$1]*[.D192]" office:value-type="float" office:value="-919.717921338629" calcext:value-type="float">
            <text:p>-919.717921338629</text:p>
          </table:table-cell>
          <table:table-cell table:number-columns-repeated="11"/>
        </table:table-row>
        <table:table-row table:style-name="ro1">
          <table:table-cell office:value-type="time" office:time-value="PT15H31M20.707S" calcext:value-type="time">
            <text:p>15:31:20.71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1011398" calcext:value-type="float">
            <text:p>-1.01E-06</text:p>
          </table:table-cell>
          <table:table-cell table:formula="of:=[.C193]*10^9" office:value-type="float" office:value="-1011.398" calcext:value-type="float">
            <text:p>-1011.398</text:p>
          </table:table-cell>
          <table:table-cell table:formula="of:=[.$N$1]*[.D193]" office:value-type="float" office:value="-871.546648320711" calcext:value-type="float">
            <text:p>-871.546648320711</text:p>
          </table:table-cell>
          <table:table-cell table:number-columns-repeated="11"/>
        </table:table-row>
        <table:table-row table:style-name="ro1">
          <table:table-cell office:value-type="time" office:time-value="PT15H31M21.092S" calcext:value-type="time">
            <text:p>15:31:21.09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2011064" calcext:value-type="float">
            <text:p>-2.01E-06</text:p>
          </table:table-cell>
          <table:table-cell table:formula="of:=[.C194]*10^9" office:value-type="float" office:value="-2011.064" calcext:value-type="float">
            <text:p>-2011.064</text:p>
          </table:table-cell>
          <table:table-cell table:formula="of:=[.$N$1]*[.D194]" office:value-type="float" office:value="-1732.98354234282" calcext:value-type="float">
            <text:p>-1732.98354234282</text:p>
          </table:table-cell>
          <table:table-cell table:number-columns-repeated="11"/>
        </table:table-row>
        <table:table-row table:style-name="ro1">
          <table:table-cell office:value-type="time" office:time-value="PT15H31M21.475S" calcext:value-type="time">
            <text:p>15:31:21.48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1687128" calcext:value-type="float">
            <text:p>-1.69E-06</text:p>
          </table:table-cell>
          <table:table-cell table:formula="of:=[.C195]*10^9" office:value-type="float" office:value="-1687.128" calcext:value-type="float">
            <text:p>-1687.128</text:p>
          </table:table-cell>
          <table:table-cell table:formula="of:=[.$N$1]*[.D195]" office:value-type="float" office:value="-1453.83988665987" calcext:value-type="float">
            <text:p>-1453.83988665987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1363.20437103393" calcext:value-type="float">
            <text:p>-1363.20437103393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260.813870446023" calcext:value-type="float">
            <text:p>260.813870446023</text:p>
          </table:table-cell>
          <table:table-cell/>
          <table:table-cell table:formula="of:=(MAX([.E194:.E198])-MIN([.E194:.E198]))/2" office:value-type="float" office:value="302.432196835083" calcext:value-type="float">
            <text:p>302.432196835083</text:p>
          </table:table-cell>
          <table:table-cell table:number-columns-repeated="4"/>
        </table:table-row>
        <table:table-row table:style-name="ro1">
          <table:table-cell office:value-type="time" office:time-value="PT15H31M21.859S" calcext:value-type="time">
            <text:p>15:31:21.86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1509447" calcext:value-type="float">
            <text:p>-1.51E-06</text:p>
          </table:table-cell>
          <table:table-cell table:formula="of:=[.C196]*10^9" office:value-type="float" office:value="-1509.447" calcext:value-type="float">
            <text:p>-1509.447</text:p>
          </table:table-cell>
          <table:table-cell table:formula="of:=[.$N$1]*[.D196]" office:value-type="float" office:value="-1300.72777844899" calcext:value-type="float">
            <text:p>-1300.72777844899</text:p>
          </table:table-cell>
          <table:table-cell table:number-columns-repeated="11"/>
        </table:table-row>
        <table:table-row table:style-name="ro1">
          <table:table-cell office:value-type="time" office:time-value="PT15H31M22.243S" calcext:value-type="time">
            <text:p>15:31:22.24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1392964" calcext:value-type="float">
            <text:p>-1.39E-06</text:p>
          </table:table-cell>
          <table:table-cell table:formula="of:=[.C197]*10^9" office:value-type="float" office:value="-1392.964" calcext:value-type="float">
            <text:p>-1392.964</text:p>
          </table:table-cell>
          <table:table-cell table:formula="of:=[.$N$1]*[.D197]" office:value-type="float" office:value="-1200.35149904529" calcext:value-type="float">
            <text:p>-1200.35149904529</text:p>
          </table:table-cell>
          <table:table-cell table:number-columns-repeated="11"/>
        </table:table-row>
        <table:table-row table:style-name="ro1">
          <table:table-cell office:value-type="time" office:time-value="PT15H31M22.626S" calcext:value-type="time">
            <text:p>15:31:22.63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1309141" calcext:value-type="float">
            <text:p>-1.31E-06</text:p>
          </table:table-cell>
          <table:table-cell table:formula="of:=[.C198]*10^9" office:value-type="float" office:value="-1309.141" calcext:value-type="float">
            <text:p>-1309.141</text:p>
          </table:table-cell>
          <table:table-cell table:formula="of:=[.$N$1]*[.D198]" office:value-type="float" office:value="-1128.11914867265" calcext:value-type="float">
            <text:p>-1128.11914867265</text:p>
          </table:table-cell>
          <table:table-cell table:number-columns-repeated="11"/>
        </table:table-row>
        <table:table-row table:style-name="ro1">
          <table:table-cell office:value-type="time" office:time-value="PT15H31M23.011S" calcext:value-type="time">
            <text:p>15:31:23.01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2674062" calcext:value-type="float">
            <text:p>-2.67E-06</text:p>
          </table:table-cell>
          <table:table-cell table:formula="of:=[.C199]*10^9" office:value-type="float" office:value="-2674.062" calcext:value-type="float">
            <text:p>-2674.062</text:p>
          </table:table-cell>
          <table:table-cell table:formula="of:=[.$N$1]*[.D199]" office:value-type="float" office:value="-2304.3053016733" calcext:value-type="float">
            <text:p>-2304.3053016733</text:p>
          </table:table-cell>
          <table:table-cell table:number-columns-repeated="11"/>
        </table:table-row>
        <table:table-row table:style-name="ro1">
          <table:table-cell office:value-type="time" office:time-value="PT15H31M23.394S" calcext:value-type="time">
            <text:p>15:31:23.39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2295515" calcext:value-type="float">
            <text:p>-2.30E-06</text:p>
          </table:table-cell>
          <table:table-cell table:formula="of:=[.C200]*10^9" office:value-type="float" office:value="-2295.515" calcext:value-type="float">
            <text:p>-2295.515</text:p>
          </table:table-cell>
          <table:table-cell table:formula="of:=[.$N$1]*[.D200]" office:value-type="float" office:value="-1978.10199784844" calcext:value-type="float">
            <text:p>-1978.10199784844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1848.13822817937" calcext:value-type="float">
            <text:p>-1848.13822817937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331.210090858089" calcext:value-type="float">
            <text:p>331.210090858089</text:p>
          </table:table-cell>
          <table:table-cell/>
          <table:table-cell table:formula="of:=(MAX([.E199:.E203])-MIN([.E199:.E203]))/2" office:value-type="float" office:value="384.02029238501" calcext:value-type="float">
            <text:p>384.02029238501</text:p>
          </table:table-cell>
          <table:table-cell table:number-columns-repeated="4"/>
        </table:table-row>
        <table:table-row table:style-name="ro1">
          <table:table-cell office:value-type="time" office:time-value="PT15H31M23.779S" calcext:value-type="time">
            <text:p>15:31:23.78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2065995" calcext:value-type="float">
            <text:p>-2.07E-06</text:p>
          </table:table-cell>
          <table:table-cell table:formula="of:=[.C201]*10^9" office:value-type="float" office:value="-2065.995" calcext:value-type="float">
            <text:p>-2065.995</text:p>
          </table:table-cell>
          <table:table-cell table:formula="of:=[.$N$1]*[.D201]" office:value-type="float" office:value="-1780.31894239196" calcext:value-type="float">
            <text:p>-1780.31894239196</text:p>
          </table:table-cell>
          <table:table-cell table:number-columns-repeated="11"/>
        </table:table-row>
        <table:table-row table:style-name="ro1">
          <table:table-cell office:value-type="time" office:time-value="PT15H31M24.163S" calcext:value-type="time">
            <text:p>15:31:24.16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1905133" calcext:value-type="float">
            <text:p>-1.91E-06</text:p>
          </table:table-cell>
          <table:table-cell table:formula="of:=[.C202]*10^9" office:value-type="float" office:value="-1905.133" calcext:value-type="float">
            <text:p>-1905.133</text:p>
          </table:table-cell>
          <table:table-cell table:formula="of:=[.$N$1]*[.D202]" office:value-type="float" office:value="-1641.70018207983" calcext:value-type="float">
            <text:p>-1641.70018207983</text:p>
          </table:table-cell>
          <table:table-cell table:number-columns-repeated="11"/>
        </table:table-row>
        <table:table-row table:style-name="ro1">
          <table:table-cell office:value-type="time" office:time-value="PT15H31M24.546S" calcext:value-type="time">
            <text:p>15:31:24.55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1782779" calcext:value-type="float">
            <text:p>-1.78E-06</text:p>
          </table:table-cell>
          <table:table-cell table:formula="of:=[.C203]*10^9" office:value-type="float" office:value="-1782.779" calcext:value-type="float">
            <text:p>-1782.779</text:p>
          </table:table-cell>
          <table:table-cell table:formula="of:=[.$N$1]*[.D203]" office:value-type="float" office:value="-1536.26471690328" calcext:value-type="float">
            <text:p>-1536.26471690328</text:p>
          </table:table-cell>
          <table:table-cell table:number-columns-repeated="11"/>
        </table:table-row>
        <table:table-row table:style-name="ro1">
          <table:table-cell office:value-type="time" office:time-value="PT15H31M24.922S" calcext:value-type="time">
            <text:p>15:31:24.92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3557489" calcext:value-type="float">
            <text:p>-3.56E-06</text:p>
          </table:table-cell>
          <table:table-cell table:formula="of:=[.C204]*10^9" office:value-type="float" office:value="-3557.489" calcext:value-type="float">
            <text:p>-3557.489</text:p>
          </table:table-cell>
          <table:table-cell table:formula="of:=[.$N$1]*[.D204]" office:value-type="float" office:value="-3065.57617712097" calcext:value-type="float">
            <text:p>-3065.57617712097</text:p>
          </table:table-cell>
          <table:table-cell table:number-columns-repeated="11"/>
        </table:table-row>
        <table:table-row table:style-name="ro1">
          <table:table-cell office:value-type="time" office:time-value="PT15H31M25.298S" calcext:value-type="time">
            <text:p>15:31:25.30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3145018" calcext:value-type="float">
            <text:p>-3.15E-06</text:p>
          </table:table-cell>
          <table:table-cell table:formula="of:=[.C205]*10^9" office:value-type="float" office:value="-3145.018" calcext:value-type="float">
            <text:p>-3145.018</text:p>
          </table:table-cell>
          <table:table-cell table:formula="of:=[.$N$1]*[.D205]" office:value-type="float" office:value="-2710.13972423151" calcext:value-type="float">
            <text:p>-2710.13972423151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2533.08511198601" calcext:value-type="float">
            <text:p>-2533.08511198601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398.607841243273" calcext:value-type="float">
            <text:p>398.607841243273</text:p>
          </table:table-cell>
          <table:table-cell/>
          <table:table-cell table:formula="of:=(MAX([.E204:.E208])-MIN([.E204:.E208]))/2" office:value-type="float" office:value="462.04386367171" calcext:value-type="float">
            <text:p>462.04386367171</text:p>
          </table:table-cell>
          <table:table-cell table:number-columns-repeated="4"/>
        </table:table-row>
        <table:table-row table:style-name="ro1">
          <table:table-cell office:value-type="time" office:time-value="PT15H31M25.674S" calcext:value-type="time">
            <text:p>15:31:25.67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285792" calcext:value-type="float">
            <text:p>-2.86E-06</text:p>
          </table:table-cell>
          <table:table-cell table:formula="of:=[.C206]*10^9" office:value-type="float" office:value="-2857.92" calcext:value-type="float">
            <text:p>-2857.92</text:p>
          </table:table-cell>
          <table:table-cell table:formula="of:=[.$N$1]*[.D206]" office:value-type="float" office:value="-2462.74028341832" calcext:value-type="float">
            <text:p>-2462.74028341832</text:p>
          </table:table-cell>
          <table:table-cell table:number-columns-repeated="11"/>
        </table:table-row>
        <table:table-row table:style-name="ro1">
          <table:table-cell office:value-type="time" office:time-value="PT15H31M26.051S" calcext:value-type="time">
            <text:p>15:31:26.05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2652217" calcext:value-type="float">
            <text:p>-2.65E-06</text:p>
          </table:table-cell>
          <table:table-cell table:formula="of:=[.C207]*10^9" office:value-type="float" office:value="-2652.217" calcext:value-type="float">
            <text:p>-2652.217</text:p>
          </table:table-cell>
          <table:table-cell table:formula="of:=[.$N$1]*[.D207]" office:value-type="float" office:value="-2285.48092538171" calcext:value-type="float">
            <text:p>-2285.48092538171</text:p>
          </table:table-cell>
          <table:table-cell table:number-columns-repeated="11"/>
        </table:table-row>
        <table:table-row table:style-name="ro1">
          <table:table-cell office:value-type="time" office:time-value="PT15H31M26.434S" calcext:value-type="time">
            <text:p>15:31:26.43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2485119" calcext:value-type="float">
            <text:p>-2.49E-06</text:p>
          </table:table-cell>
          <table:table-cell table:formula="of:=[.C208]*10^9" office:value-type="float" office:value="-2485.119" calcext:value-type="float">
            <text:p>-2485.119</text:p>
          </table:table-cell>
          <table:table-cell table:formula="of:=[.$N$1]*[.D208]" office:value-type="float" office:value="-2141.48844977755" calcext:value-type="float">
            <text:p>-2141.48844977755</text:p>
          </table:table-cell>
          <table:table-cell table:number-columns-repeated="11"/>
        </table:table-row>
        <table:table-row table:style-name="ro1">
          <table:table-cell office:value-type="time" office:time-value="PT15H31M26.818S" calcext:value-type="time">
            <text:p>15:31:26.82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4658983" calcext:value-type="float">
            <text:p>-4.66E-06</text:p>
          </table:table-cell>
          <table:table-cell table:formula="of:=[.C209]*10^9" office:value-type="float" office:value="-4658.983" calcext:value-type="float">
            <text:p>-4658.983</text:p>
          </table:table-cell>
          <table:table-cell table:formula="of:=[.$N$1]*[.D209]" office:value-type="float" office:value="-4014.76077492062" calcext:value-type="float">
            <text:p>-4014.76077492062</text:p>
          </table:table-cell>
          <table:table-cell table:number-columns-repeated="11"/>
        </table:table-row>
        <table:table-row table:style-name="ro1">
          <table:table-cell office:value-type="time" office:time-value="PT15H31M27.201S" calcext:value-type="time">
            <text:p>15:31:27.20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4193754" calcext:value-type="float">
            <text:p>-4.19E-06</text:p>
          </table:table-cell>
          <table:table-cell table:formula="of:=[.C210]*10^9" office:value-type="float" office:value="-4193.754" calcext:value-type="float">
            <text:p>-4193.754</text:p>
          </table:table-cell>
          <table:table-cell table:formula="of:=[.$N$1]*[.D210]" office:value-type="float" office:value="-3613.86144977702" calcext:value-type="float">
            <text:p>-3613.86144977702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3399.84574126697" calcext:value-type="float">
            <text:p>-3399.84574126697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467.928509990507" calcext:value-type="float">
            <text:p>467.928509990507</text:p>
          </table:table-cell>
          <table:table-cell/>
          <table:table-cell table:formula="of:=(MAX([.E209:.E213])-MIN([.E209:.E213]))/2" office:value-type="float" office:value="542.206666551173" calcext:value-type="float">
            <text:p>542.206666551173</text:p>
          </table:table-cell>
          <table:table-cell table:number-columns-repeated="4"/>
        </table:table-row>
        <table:table-row table:style-name="ro1">
          <table:table-cell office:value-type="time" office:time-value="PT15H31M27.577S" calcext:value-type="time">
            <text:p>15:31:27.58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3861539" calcext:value-type="float">
            <text:p>-3.86E-06</text:p>
          </table:table-cell>
          <table:table-cell table:formula="of:=[.C211]*10^9" office:value-type="float" office:value="-3861.539" calcext:value-type="float">
            <text:p>-3861.539</text:p>
          </table:table-cell>
          <table:table-cell table:formula="of:=[.$N$1]*[.D211]" office:value-type="float" office:value="-3327.58357521936" calcext:value-type="float">
            <text:p>-3327.58357521936</text:p>
          </table:table-cell>
          <table:table-cell table:number-columns-repeated="11"/>
        </table:table-row>
        <table:table-row table:style-name="ro1">
          <table:table-cell office:value-type="time" office:time-value="PT15H31M27.954S" calcext:value-type="time">
            <text:p>15:31:27.95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3612146" calcext:value-type="float">
            <text:p>-3.61E-06</text:p>
          </table:table-cell>
          <table:table-cell table:formula="of:=[.C212]*10^9" office:value-type="float" office:value="-3612.146" calcext:value-type="float">
            <text:p>-3612.146</text:p>
          </table:table-cell>
          <table:table-cell table:formula="of:=[.$N$1]*[.D212]" office:value-type="float" office:value="-3112.67546459956" calcext:value-type="float">
            <text:p>-3112.67546459956</text:p>
          </table:table-cell>
          <table:table-cell table:number-columns-repeated="11"/>
        </table:table-row>
        <table:table-row table:style-name="ro1">
          <table:table-cell office:value-type="time" office:time-value="PT15H31M28.337S" calcext:value-type="time">
            <text:p>15:31:28.34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3400561" calcext:value-type="float">
            <text:p>-3.40E-06</text:p>
          </table:table-cell>
          <table:table-cell table:formula="of:=[.C213]*10^9" office:value-type="float" office:value="-3400.561" calcext:value-type="float">
            <text:p>-3400.561</text:p>
          </table:table-cell>
          <table:table-cell table:formula="of:=[.$N$1]*[.D213]" office:value-type="float" office:value="-2930.34744181828" calcext:value-type="float">
            <text:p>-2930.34744181828</text:p>
          </table:table-cell>
          <table:table-cell table:number-columns-repeated="11"/>
        </table:table-row>
        <table:table-row table:style-name="ro1">
          <table:table-cell office:value-type="time" office:time-value="PT15H31M28.721S" calcext:value-type="time">
            <text:p>15:31:28.7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4999966" calcext:value-type="float">
            <text:p>-5.00E-06</text:p>
          </table:table-cell>
          <table:table-cell table:formula="of:=[.C214]*10^9" office:value-type="float" office:value="-4999.966" calcext:value-type="float">
            <text:p>-4999.966</text:p>
          </table:table-cell>
          <table:table-cell table:formula="of:=[.$N$1]*[.D214]" office:value-type="float" office:value="-4308.59425173622" calcext:value-type="float">
            <text:p>-4308.59425173622</text:p>
          </table:table-cell>
          <table:table-cell table:number-columns-repeated="11"/>
        </table:table-row>
        <table:table-row table:style-name="ro1">
          <table:table-cell office:value-type="time" office:time-value="PT15H31M29.104S" calcext:value-type="time">
            <text:p>15:31:29.1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4999964" calcext:value-type="float">
            <text:p>-5.00E-06</text:p>
          </table:table-cell>
          <table:table-cell table:formula="of:=[.C215]*10^9" office:value-type="float" office:value="-4999.964" calcext:value-type="float">
            <text:p>-4999.964</text:p>
          </table:table-cell>
          <table:table-cell table:formula="of:=[.$N$1]*[.D215]" office:value-type="float" office:value="-4308.5925282868" calcext:value-type="float">
            <text:p>-4308.5925282868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4234.83957849076" calcext:value-type="float">
            <text:p>-4234.83957849076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134.628043542497" calcext:value-type="float">
            <text:p>134.628043542497</text:p>
          </table:table-cell>
          <table:table-cell/>
          <table:table-cell table:formula="of:=(MAX([.E214:.E218])-MIN([.E214:.E218]))/2" office:value-type="float" office:value="151.818659421062" calcext:value-type="float">
            <text:p>151.818659421062</text:p>
          </table:table-cell>
          <table:table-cell table:number-columns-repeated="4"/>
        </table:table-row>
        <table:table-row table:style-name="ro1">
          <table:table-cell office:value-type="time" office:time-value="PT15H31M29.488S" calcext:value-type="time">
            <text:p>15:31:29.4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4999959" calcext:value-type="float">
            <text:p>-5.00E-06</text:p>
          </table:table-cell>
          <table:table-cell table:formula="of:=[.C216]*10^9" office:value-type="float" office:value="-4999.959" calcext:value-type="float">
            <text:p>-4999.959</text:p>
          </table:table-cell>
          <table:table-cell table:formula="of:=[.$N$1]*[.D216]" office:value-type="float" office:value="-4308.58821966325" calcext:value-type="float">
            <text:p>-4308.58821966325</text:p>
          </table:table-cell>
          <table:table-cell table:number-columns-repeated="11"/>
        </table:table-row>
        <table:table-row table:style-name="ro1">
          <table:table-cell office:value-type="time" office:time-value="PT15H31M29.873S" calcext:value-type="time">
            <text:p>15:31:29.8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4924387" calcext:value-type="float">
            <text:p>-4.92E-06</text:p>
          </table:table-cell>
          <table:table-cell table:formula="of:=[.C217]*10^9" office:value-type="float" office:value="-4924.387" calcext:value-type="float">
            <text:p>-4924.387</text:p>
          </table:table-cell>
          <table:table-cell table:formula="of:=[.$N$1]*[.D217]" office:value-type="float" office:value="-4243.46595987344" calcext:value-type="float">
            <text:p>-4243.46595987344</text:p>
          </table:table-cell>
          <table:table-cell table:number-columns-repeated="11"/>
        </table:table-row>
        <table:table-row table:style-name="ro1">
          <table:table-cell office:value-type="time" office:time-value="PT15H31M30.258S" calcext:value-type="time">
            <text:p>15:31:30.2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4647606" calcext:value-type="float">
            <text:p>-4.65E-06</text:p>
          </table:table-cell>
          <table:table-cell table:formula="of:=[.C218]*10^9" office:value-type="float" office:value="-4647.606" calcext:value-type="float">
            <text:p>-4647.606</text:p>
          </table:table-cell>
          <table:table-cell table:formula="of:=[.$N$1]*[.D218]" office:value-type="float" office:value="-4004.9569328941" calcext:value-type="float">
            <text:p>-4004.9569328941</text:p>
          </table:table-cell>
          <table:table-cell table:number-columns-repeated="11"/>
        </table:table-row>
        <table:table-row table:style-name="ro1">
          <table:table-cell office:value-type="time" office:time-value="PT16H00M48.154S" calcext:value-type="time">
            <text:p>16:00:48.1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627" calcext:value-type="float">
            <text:p>-4.93E-08</text:p>
          </table:table-cell>
          <table:table-cell table:number-columns-repeated="13"/>
        </table:table-row>
        <table:table-row table:style-name="ro1">
          <table:table-cell office:value-type="time" office:time-value="PT16H00M48.536S" calcext:value-type="time">
            <text:p>16:00:48.5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06023" calcext:value-type="float">
            <text:p>-4.91E-08</text:p>
          </table:table-cell>
          <table:table-cell table:number-columns-repeated="13"/>
        </table:table-row>
        <table:table-row table:style-name="ro1">
          <table:table-cell office:value-type="time" office:time-value="PT16H00M48.92S" calcext:value-type="time">
            <text:p>16:00:48.9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89793" calcext:value-type="float">
            <text:p>-4.90E-08</text:p>
          </table:table-cell>
          <table:table-cell table:number-columns-repeated="13"/>
        </table:table-row>
        <table:table-row table:style-name="ro1">
          <table:table-cell office:value-type="time" office:time-value="PT16H00M49.303S" calcext:value-type="time">
            <text:p>16:00:49.3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1749" calcext:value-type="float">
            <text:p>-4.92E-08</text:p>
          </table:table-cell>
          <table:table-cell table:number-columns-repeated="13"/>
        </table:table-row>
        <table:table-row table:style-name="ro1">
          <table:table-cell office:value-type="time" office:time-value="PT16H00M49.687S" calcext:value-type="time">
            <text:p>16:00:49.6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5358" calcext:value-type="float">
            <text:p>-4.93E-08</text:p>
          </table:table-cell>
          <table:table-cell table:number-columns-repeated="13"/>
        </table:table-row>
        <table:table-row table:style-name="ro1">
          <table:table-cell office:value-type="time" office:time-value="PT16H00M50.072S" calcext:value-type="time">
            <text:p>16:00:50.0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7751" calcext:value-type="float">
            <text:p>-4.93E-08</text:p>
          </table:table-cell>
          <table:table-cell table:number-columns-repeated="13"/>
        </table:table-row>
        <table:table-row table:style-name="ro1">
          <table:table-cell office:value-type="time" office:time-value="PT16H00M50.448S" calcext:value-type="time">
            <text:p>16:00:50.4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18969" calcext:value-type="float">
            <text:p>-4.92E-08</text:p>
          </table:table-cell>
          <table:table-cell table:number-columns-repeated="13"/>
        </table:table-row>
        <table:table-row table:style-name="ro1">
          <table:table-cell office:value-type="time" office:time-value="PT16H00M50.824S" calcext:value-type="time">
            <text:p>16:00:50.8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421" calcext:value-type="float">
            <text:p>-4.92E-08</text:p>
          </table:table-cell>
          <table:table-cell table:number-columns-repeated="13"/>
        </table:table-row>
        <table:table-row table:style-name="ro1">
          <table:table-cell office:value-type="time" office:time-value="PT16H00M51.207S" calcext:value-type="time">
            <text:p>16:00:51.2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02274" calcext:value-type="float">
            <text:p>-4.90E-08</text:p>
          </table:table-cell>
          <table:table-cell table:number-columns-repeated="13"/>
        </table:table-row>
        <table:table-row table:style-name="ro1">
          <table:table-cell office:value-type="time" office:time-value="PT16H00M51.591S" calcext:value-type="time">
            <text:p>16:00:51.5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12968" calcext:value-type="float">
            <text:p>-4.91E-08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10:39:46.280776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7-11-27T10:46:43.999422411</dc:date>
    <meta:editing-duration>PT1H1M51S</meta:editing-duration>
    <meta:editing-cycles>8</meta:editing-cycles>
    <meta:generator>LibreOffice/5.3.6.1$Linux_X86_64 LibreOffice_project/30$Build-1</meta:generator>
    <meta:document-statistic meta:table-count="1" meta:cell-count="1351" meta:object-count="0"/>
  </office:meta>
</office:document-meta>
</file>